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9.394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645cm"/>
    </style:style>
    <style:style style:name="co6" style:family="table-column">
      <style:table-column-properties fo:break-before="auto" style:column-width="13.37cm"/>
    </style:style>
    <style:style style:name="co7" style:family="table-column">
      <style:table-column-properties fo:break-before="auto" style:column-width="2.499cm"/>
    </style:style>
    <style:style style:name="co8" style:family="table-column">
      <style:table-column-properties fo:break-before="auto" style:column-width="7.999cm"/>
    </style:style>
    <style:style style:name="co9" style:family="table-column">
      <style:table-column-properties fo:break-before="auto" style:column-width="2.614cm"/>
    </style:style>
    <style:style style:name="co10" style:family="table-column">
      <style:table-column-properties fo:break-before="auto" style:column-width="5.00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wrap-option="wrap" style:vertical-align="middle"/>
      <style:text-properties style:font-name="Times New Roman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9" style:family="table-cell" style:parent-style-name="Default" style:data-style-name="N104">
      <style:table-cell-properties style:text-align-source="fix" style:repeat-content="false" fo:wrap-option="wrap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0" style:family="table-cell" style:parent-style-name="Default" style:data-style-name="N49">
      <style:table-cell-properties style:text-align-source="fix" style:repeat-content="false" fo:wrap-option="wrap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wrap-option="no-wrap" style:vertical-align="middle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wrap-option="no-wrap" style:vertical-align="middl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gr1" style:family="graphic" style:parent-style-name="Note">
      <style:graphic-properties draw:marker-start="Pontas_20_das_20_seta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fo:min-height="1.599cm" loext:decorative="false"/>
      <style:paragraph-properties style:writing-mode="lr-tb"/>
    </style:style>
    <style:style style:name="gr3" style:family="graphic" style:parent-style-name="Note">
      <style:graphic-properties draw:marker-start="Pontas_20_das_20_setas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Pontas_20_das_20_setas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font-name="Times New Roman" style:language-complex="hi" style:country-complex="IN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tações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number-columns-repeated="3" table:default-cell-style-name="ce18"/>
        <table:table-column table:style-name="co4" table:default-cell-style-name="ce17"/>
        <table:table-column table:style-name="co5" table:default-cell-style-name="ce22"/>
        <table:table-column table:style-name="co4" table:number-columns-repeated="1017" table:default-cell-style-name="ce17"/>
        <table:table-row table:style-name="ro1">
          <table:table-cell table:style-name="ce16" office:value-type="string" calcext:value-type="string">
            <text:p>Indicador</text:p>
          </table:table-cell>
          <table:table-cell table:style-name="ce16" office:value-type="string" calcext:value-type="string">
            <text:p>Descrição</text:p>
          </table:table-cell>
          <table:table-cell table:style-name="ce16" office:value-type="string" calcext:value-type="string">
            <text:p>Unidade</text:p>
          </table:table-cell>
          <table:table-cell table:style-name="ce16" office:value-type="string" calcext:value-type="string">
            <text:p>Valor</text:p>
          </table:table-cell>
          <table:table-cell table:style-name="ce16" office:value-type="string" calcext:value-type="string">
            <text:p>Data</text:p>
          </table:table-cell>
          <table:table-cell table:style-name="ce16" office:value-type="string" calcext:value-type="string">
            <text:p>Fonte</text:p>
          </table:table-cell>
          <table:table-cell table:style-name="ce21" office:value-type="string" calcext:value-type="string">
            <text:p>Comentário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C</text:p>
          </table:table-cell>
          <table:table-cell office:value-type="string" calcext:value-type="string">
            <text:p>Preço do adubo utilizado para plantações de modo genérico (vegetais).</text:p>
          </table:table-cell>
          <table:table-cell office:value-type="string" calcext:value-type="string">
            <text:p>R$ / kg</text:p>
          </table:table-cell>
          <table:table-cell table:style-name="ce19" table:formula="of:=230/50" office:value-type="currency" office:currency="BRL" office:value="4.6" calcext:value-type="currency">
            <text:p>R$ 4,60</text:p>
          </table:table-cell>
          <table:table-cell table:style-name="ce2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s://www.atacadaodoagro.com.br/produtos/npk-200520-25kg/?variant=703925595&amp;pf=mc" xlink:type="simple">https://www.atacadaodoagro.com.br/produtos/npk-200520-25kg/?variant=703925595&amp;pf=mc</text:a></text:p>
          </table:table-cell>
          <table:table-cell office:value-type="string" calcext:value-type="string">
            <text:p>Cada planta precisa de uma formulação NPK diferente, o que impacta no preço. Porém, foi tomado o preço médio de um adubo rico em nitrogênio, que é o mais utilizado nos cultivos aqui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CC 0</text:p>
          </table:table-cell>
          <table:table-cell office:value-type="string" calcext:value-type="string">
            <text:p>Valor de compra do cultivo 0 (milho) praticado no mercado, fora da propriedade.</text:p>
          </table:table-cell>
          <table:table-cell office:value-type="string" calcext:value-type="string">
            <text:p>R$ / kg</text:p>
          </table:table-cell>
          <table:table-cell table:style-name="ce19" table:formula="of:=4.32 * (1000 / 170)" office:value-type="currency" office:currency="BRL" office:value="25.4117647058824" calcext:value-type="currency">
            <text:p>R$ 25,41</text:p>
          </table:table-cell>
          <table:table-cell table:style-name="ce2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s://www.mercadolivre.com.br/milho-verde-em-conserva-predilecta-lata-170g/p/MLB18364321" xlink:type="simple">https://www.mercadolivre.com.br/milho-verde-em-conserva-predilecta-lata-170g/p/MLB18364321</text:a></text:p>
          </table:table-cell>
          <table:table-cell office:value-type="string" calcext:value-type="string">
            <text:p>Preço de merca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CC 1</text:p>
          </table:table-cell>
          <table:table-cell office:value-type="string" calcext:value-type="string">
            <text:p>Valor de compra do cultivo 1 (mandioca) praticado no mercado, fora da propriedade.</text:p>
          </table:table-cell>
          <table:table-cell office:value-type="string" calcext:value-type="string">
            <text:p>R$ / kg</text:p>
          </table:table-cell>
          <table:table-cell table:style-name="ce19" office:value-type="currency" office:currency="BRL" office:value="4.99" calcext:value-type="currency">
            <text:p>R$ 4,99</text:p>
          </table:table-cell>
          <table:table-cell table:style-name="ce20" office:value-type="date" office:date-value="2024-04-17" calcext:value-type="date">
            <text:p>2024-04-17</text:p>
          </table:table-cell>
          <table:table-cell/>
          <table:table-cell office:value-type="string" calcext:value-type="string">
            <text:p>Preço de fei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CC 2</text:p>
          </table:table-cell>
          <table:table-cell office:value-type="string" calcext:value-type="string">
            <text:p>Valor de compra do cultivo 2 (inhame) praticado no mercado, fora da propriedade.</text:p>
          </table:table-cell>
          <table:table-cell office:value-type="string" calcext:value-type="string">
            <text:p>R$ / kg</text:p>
          </table:table-cell>
          <table:table-cell table:style-name="ce19" office:value-type="currency" office:currency="BRL" office:value="6.99" calcext:value-type="currency">
            <text:p>R$ 6,99</text:p>
          </table:table-cell>
          <table:table-cell table:style-name="ce20" office:value-type="date" office:date-value="2024-04-17" calcext:value-type="date">
            <text:p>2024-04-17</text:p>
          </table:table-cell>
          <table:table-cell/>
          <table:table-cell office:value-type="string" calcext:value-type="string">
            <text:p>Preço de fei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CC 3</text:p>
          </table:table-cell>
          <table:table-cell office:value-type="string" calcext:value-type="string">
            <text:p>Valor de compra do cultivo 3 (batata doce) praticado no mercado, fora da propriedade.</text:p>
          </table:table-cell>
          <table:table-cell office:value-type="string" calcext:value-type="string">
            <text:p>R$ / kg</text:p>
          </table:table-cell>
          <table:table-cell table:style-name="ce19" office:value-type="currency" office:currency="BRL" office:value="3.99" calcext:value-type="currency">
            <text:p>R$ 3,99</text:p>
          </table:table-cell>
          <table:table-cell table:style-name="ce20" office:value-type="date" office:date-value="2024-04-17" calcext:value-type="date">
            <text:p>2024-04-17</text:p>
          </table:table-cell>
          <table:table-cell/>
          <table:table-cell office:value-type="string" calcext:value-type="string">
            <text:p>Preço de fei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CC 4</text:p>
          </table:table-cell>
          <table:table-cell office:value-type="string" calcext:value-type="string">
            <text:p>Valor de compra do cultivo 4 (couve) praticado no mercado, fora da propriedade.</text:p>
          </table:table-cell>
          <table:table-cell office:value-type="string" calcext:value-type="string">
            <text:p>R$ / molho</text:p>
          </table:table-cell>
          <table:table-cell table:style-name="ce19" office:value-type="currency" office:currency="BRL" office:value="2" calcext:value-type="currency">
            <text:p>R$ 2,00</text:p>
          </table:table-cell>
          <table:table-cell table:style-name="ce20" office:value-type="date" office:date-value="2024-04-17" calcext:value-type="date">
            <text:p>2024-04-17</text:p>
          </table:table-cell>
          <table:table-cell/>
          <table:table-cell office:value-type="string" calcext:value-type="string">
            <text:p>Preço de fei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CC 5</text:p>
          </table:table-cell>
          <table:table-cell office:value-type="string" calcext:value-type="string">
            <text:p>Valor de compra do cultivo 5 (taioba) praticado no mercado, fora da propriedade.</text:p>
          </table:table-cell>
          <table:table-cell office:value-type="string" calcext:value-type="string">
            <text:p>R$ / molho</text:p>
          </table:table-cell>
          <table:table-cell table:style-name="ce19" office:value-type="currency" office:currency="BRL" office:value="2.5" calcext:value-type="currency">
            <text:p>R$ 2,50</text:p>
          </table:table-cell>
          <table:table-cell table:style-name="ce20" office:value-type="date" office:date-value="2024-04-17" calcext:value-type="date">
            <text:p>2024-04-17</text:p>
          </table:table-cell>
          <table:table-cell/>
          <table:table-cell office:value-type="string" calcext:value-type="string">
            <text:p>Preço de fei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CC 6</text:p>
          </table:table-cell>
          <table:table-cell office:value-type="string" calcext:value-type="string">
            <text:p>Valor de compra do cultivo 6 (cana) praticado no mercado, fora da propriedade.</text:p>
          </table:table-cell>
          <table:table-cell office:value-type="string" calcext:value-type="string">
            <text:p>R$ / kg</text:p>
          </table:table-cell>
          <table:table-cell table:style-name="ce19" table:formula="of:=20.49/5" office:value-type="currency" office:currency="BRL" office:value="4.098" calcext:value-type="currency">
            <text:p>R$ 4,10</text:p>
          </table:table-cell>
          <table:table-cell table:style-name="ce2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s://produto.mercadolivre.com.br/MLB-1894352085-acucar-cristal-colombo-pacote-5kg-_JM" xlink:type="simple">https://produto.mercadolivre.com.br/MLB-1894352085-acucar-cristal-colombo-pacote-5kg-_JM</text:a></text:p>
          </table:table-cell>
          <table:table-cell office:value-type="string" calcext:value-type="string">
            <text:p>Preço de mercado; compra de açúcar, produto processa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CC 7</text:p>
          </table:table-cell>
          <table:table-cell office:value-type="string" calcext:value-type="string">
            <text:p>Valor de compra do cultivo 7 (alface) praticado no mercado, fora da propriedade.</text:p>
          </table:table-cell>
          <table:table-cell office:value-type="string" calcext:value-type="string">
            <text:p>R$ / pé</text:p>
          </table:table-cell>
          <table:table-cell table:style-name="ce19" office:value-type="currency" office:currency="BRL" office:value="2" calcext:value-type="currency">
            <text:p>R$ 2,00</text:p>
          </table:table-cell>
          <table:table-cell table:style-name="ce20" office:value-type="date" office:date-value="2024-04-17" calcext:value-type="date">
            <text:p>2024-04-17</text:p>
          </table:table-cell>
          <table:table-cell/>
          <table:table-cell office:value-type="string" calcext:value-type="string">
            <text:p>Preço de fei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CC 8</text:p>
          </table:table-cell>
          <table:table-cell office:value-type="string" calcext:value-type="string">
            <text:p>Valor de compra do cultivo 8 (arroz) praticado no mercado, fora da propriedade.</text:p>
          </table:table-cell>
          <table:table-cell office:value-type="string" calcext:value-type="string">
            <text:p>R$ / kg</text:p>
          </table:table-cell>
          <table:table-cell table:style-name="ce19" table:formula="of:=32.19/5" office:value-type="currency" office:currency="BRL" office:value="6.438" calcext:value-type="currency">
            <text:p>R$ 6,44</text:p>
          </table:table-cell>
          <table:table-cell table:style-name="ce2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s://www.mercadolivre.com.br/arroz-branco-tipo-1-camil-pacote-5kg/p/MLB18305812" xlink:type="simple">https://www.mercadolivre.com.br/arroz-branco-tipo-1-camil-pacote-5kg/p/MLB18305812</text:a></text:p>
          </table:table-cell>
          <table:table-cell office:value-type="string" calcext:value-type="string">
            <text:p>Preço de merca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CC 9</text:p>
          </table:table-cell>
          <table:table-cell office:value-type="string" calcext:value-type="string">
            <text:p>Valor de compra do cultivo 9 (feijão) praticado no mercado, fora da propriedade.</text:p>
          </table:table-cell>
          <table:table-cell office:value-type="string" calcext:value-type="string">
            <text:p>R$ / kg</text:p>
          </table:table-cell>
          <table:table-cell table:style-name="ce19" office:value-type="currency" office:currency="BRL" office:value="13.65" calcext:value-type="currency">
            <text:p>R$ 13,65</text:p>
          </table:table-cell>
          <table:table-cell table:style-name="ce2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s://www.mercadolivre.com.br/feijo-preto-tipo-1-camil-pacote-1kg/p/MLB18390393" xlink:type="simple">https://www.mercadolivre.com.br/feijo-preto-tipo-1-camil-pacote-1kg/p/MLB18390393</text:a></text:p>
          </table:table-cell>
          <table:table-cell office:value-type="string" calcext:value-type="string">
            <text:p>Preço de merca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CC 10</text:p>
          </table:table-cell>
          <table:table-cell office:value-type="string" calcext:value-type="string">
            <text:p>Valor de compra do cultivo 10 (amendoim) praticado no mercado, fora da propriedade.</text:p>
          </table:table-cell>
          <table:table-cell office:value-type="string" calcext:value-type="string">
            <text:p>R$ / kg</text:p>
          </table:table-cell>
          <table:table-cell table:style-name="ce19" table:formula="of:=12.35*2" office:value-type="currency" office:currency="BRL" office:value="24.7" calcext:value-type="currency">
            <text:p>R$ 24,70</text:p>
          </table:table-cell>
          <table:table-cell table:style-name="ce2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s://produto.mercadolivre.com.br/MLB-1829565968-amendoim-runner-gros-premium-marpa-alimentos-_JM" xlink:type="simple">https://produto.mercadolivre.com.br/MLB-1829565968-amendoim-runner-gros-premium-marpa-alimentos-_JM</text:a></text:p>
          </table:table-cell>
          <table:table-cell office:value-type="string" calcext:value-type="string">
            <text:p>Preço de merca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CC 11</text:p>
          </table:table-cell>
          <table:table-cell office:value-type="string" calcext:value-type="string">
            <text:p>Valor de compra do cultivo 11 (melancia) praticado no mercado, fora da propriedade.</text:p>
          </table:table-cell>
          <table:table-cell office:value-type="string" calcext:value-type="string">
            <text:p>R$ / kg</text:p>
          </table:table-cell>
          <table:table-cell table:style-name="ce19" office:value-type="currency" office:currency="BRL" office:value="4.99" calcext:value-type="currency">
            <text:p>R$ 4,99</text:p>
          </table:table-cell>
          <table:table-cell table:style-name="ce20" office:value-type="date" office:date-value="2024-04-17" calcext:value-type="date">
            <text:p>2024-04-17</text:p>
          </table:table-cell>
          <table:table-cell/>
          <table:table-cell office:value-type="string" calcext:value-type="string">
            <text:p>Preço de fei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CC 12</text:p>
          </table:table-cell>
          <table:table-cell office:value-type="string" calcext:value-type="string">
            <text:p>Valor de compra do cultivo 12 (abóbora) praticado no mercado, fora da propriedade.</text:p>
          </table:table-cell>
          <table:table-cell office:value-type="string" calcext:value-type="string">
            <text:p>R$ / kg</text:p>
          </table:table-cell>
          <table:table-cell table:style-name="ce19" office:value-type="currency" office:currency="BRL" office:value="7.99" calcext:value-type="currency">
            <text:p>R$ 7,99</text:p>
          </table:table-cell>
          <table:table-cell table:style-name="ce20" office:value-type="date" office:date-value="2024-04-17" calcext:value-type="date">
            <text:p>2024-04-17</text:p>
          </table:table-cell>
          <table:table-cell/>
          <table:table-cell office:value-type="string" calcext:value-type="string">
            <text:p>Preço de fei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CC 13</text:p>
          </table:table-cell>
          <table:table-cell office:value-type="string" calcext:value-type="string">
            <text:p>Valor de compra do cultivo 13 (pimenta) praticado no mercado, fora da propriedade.</text:p>
          </table:table-cell>
          <table:table-cell office:value-type="string" calcext:value-type="string">
            <text:p>R$ / kg</text:p>
          </table:table-cell>
          <table:table-cell table:style-name="ce19" table:formula="of:=16*(1000/30)" office:value-type="currency" office:currency="BRL" office:value="533.333333333333" calcext:value-type="currency">
            <text:p>R$ 533,33</text:p>
          </table:table-cell>
          <table:table-cell table:style-name="ce2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s://www.mercadolivre.com.br/pimenta-malagueta-em-conserva-30g-asteca-hinomoto/p/MLB20903108" xlink:type="simple">https://www.mercadolivre.com.br/pimenta-malagueta-em-conserva-30g-asteca-hinomoto/p/MLB20903108</text:a></text:p>
          </table:table-cell>
          <table:table-cell office:value-type="string" calcext:value-type="string">
            <text:p>Preço de merca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VC 0</text:p>
          </table:table-cell>
          <table:table-cell office:value-type="string" calcext:value-type="string">
            <text:p>Valor de venda do cultivo 0 (milho) colhido na propriedade e vendido externamente.</text:p>
          </table:table-cell>
          <table:table-cell office:value-type="string" calcext:value-type="string">
            <text:p>R$ / kg</text:p>
          </table:table-cell>
          <table:table-cell table:style-name="ce19" table:formula="of:=59.74/60" office:value-type="currency" office:currency="BRL" office:value="0.995666666666667" calcext:value-type="currency">
            <text:p>R$ 1,00</text:p>
          </table:table-cell>
          <table:table-cell table:style-name="ce2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s://www.noticiasagricolas.com.br/cotacoes/milho" xlink:type="simple">https://www.noticiasagricolas.com.br/cotacoes/milho</text:a></text:p>
          </table:table-cell>
          <table:table-cell office:value-type="string" calcext:value-type="string">
            <text:p>Cotaçã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VC 1</text:p>
          </table:table-cell>
          <table:table-cell office:value-type="string" calcext:value-type="string">
            <text:p>Valor de venda do cultivo 1 (mandioca) colhido na propriedade e vendido externamente.</text:p>
          </table:table-cell>
          <table:table-cell office:value-type="string" calcext:value-type="string">
            <text:p>R$ / kg</text:p>
          </table:table-cell>
          <table:table-cell table:style-name="ce19" table:formula="of:=482.12/1000" office:value-type="currency" office:currency="BRL" office:value="0.48212" calcext:value-type="currency">
            <text:p>R$ 0,48</text:p>
          </table:table-cell>
          <table:table-cell table:style-name="ce2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s://www.noticiasagricolas.com.br/cotacoes/mandioca" xlink:type="simple">https://www.noticiasagricolas.com.br/cotacoes/mandioca</text:a></text:p>
          </table:table-cell>
          <table:table-cell office:value-type="string" calcext:value-type="string">
            <text:p>Cotaçã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VC 2</text:p>
          </table:table-cell>
          <table:table-cell office:value-type="string" calcext:value-type="string">
            <text:p>Valor de venda do cultivo 2 (inhame) colhido na propriedade e vendido externamente.</text:p>
          </table:table-cell>
          <table:table-cell office:value-type="string" calcext:value-type="string">
            <text:p>R$ / kg</text:p>
          </table:table-cell>
          <table:table-cell table:style-name="ce19" office:value-type="currency" office:currency="BRL" office:value="3.78" calcext:value-type="currency">
            <text:p>R$ 3,78</text:p>
          </table:table-cell>
          <table:table-cell table:style-name="ce2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://200.198.51.71/detec/prc_medio_prd_es/prc_medio_prd_es.php" xlink:type="simple">http://200.198.51.71/detec/prc_medio_prd_es/prc_medio_prd_es.php</text:a></text:p>
          </table:table-cell>
          <table:table-cell office:value-type="string" calcext:value-type="string">
            <text:p>CEAS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VC 3</text:p>
          </table:table-cell>
          <table:table-cell office:value-type="string" calcext:value-type="string">
            <text:p>Valor de venda do cultivo 3 (batata doce) colhido na propriedade e vendido externamente.</text:p>
          </table:table-cell>
          <table:table-cell office:value-type="string" calcext:value-type="string">
            <text:p>R$ / kg</text:p>
          </table:table-cell>
          <table:table-cell table:style-name="ce19" office:value-type="currency" office:currency="BRL" office:value="3.27" calcext:value-type="currency">
            <text:p>R$ 3,27</text:p>
          </table:table-cell>
          <table:table-cell table:style-name="ce2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://200.198.51.71/detec/prc_medio_prd_es/prc_medio_prd_es.php" xlink:type="simple">http://200.198.51.71/detec/prc_medio_prd_es/prc_medio_prd_es.php</text:a></text:p>
          </table:table-cell>
          <table:table-cell office:value-type="string" calcext:value-type="string">
            <text:p>CEAS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VC 4</text:p>
          </table:table-cell>
          <table:table-cell office:value-type="string" calcext:value-type="string">
            <text:p>Valor de venda do cultivo 4 (couve) colhido na propriedade e vendido externamente.</text:p>
          </table:table-cell>
          <table:table-cell office:value-type="string" calcext:value-type="string">
            <text:p>R$ / molho</text:p>
          </table:table-cell>
          <table:table-cell table:style-name="ce19" office:value-type="currency" office:currency="BRL" office:value="2" calcext:value-type="currency">
            <text:p>R$ 2,00</text:p>
          </table:table-cell>
          <table:table-cell table:style-name="ce20" office:value-type="date" office:date-value="2024-04-17" calcext:value-type="date">
            <text:p>2024-04-17</text:p>
          </table:table-cell>
          <table:table-cell/>
          <table:table-cell office:value-type="string" calcext:value-type="string">
            <text:p>Preço de fei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VC 5</text:p>
          </table:table-cell>
          <table:table-cell office:value-type="string" calcext:value-type="string">
            <text:p>Valor de venda do cultivo 5 (taioba) colhido na propriedade e vendido externamente.</text:p>
          </table:table-cell>
          <table:table-cell office:value-type="string" calcext:value-type="string">
            <text:p>R$ / molho</text:p>
          </table:table-cell>
          <table:table-cell table:style-name="ce19" office:value-type="currency" office:currency="BRL" office:value="2.5" calcext:value-type="currency">
            <text:p>R$ 2,50</text:p>
          </table:table-cell>
          <table:table-cell table:style-name="ce20" office:value-type="date" office:date-value="2024-04-17" calcext:value-type="date">
            <text:p>2024-04-17</text:p>
          </table:table-cell>
          <table:table-cell/>
          <table:table-cell office:value-type="string" calcext:value-type="string">
            <text:p>Preço de fei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VC 6</text:p>
          </table:table-cell>
          <table:table-cell office:value-type="string" calcext:value-type="string">
            <text:p>Valor de venda do cultivo 6 (cana) colhido na propriedade e vendido externamente.</text:p>
          </table:table-cell>
          <table:table-cell office:value-type="string" calcext:value-type="string">
            <text:p>R$ / kg</text:p>
          </table:table-cell>
          <table:table-cell table:style-name="ce19" table:formula="of:=116.98/1000" office:value-type="currency" office:currency="BRL" office:value="0.11698" calcext:value-type="currency">
            <text:p>R$ 0,12</text:p>
          </table:table-cell>
          <table:table-cell table:style-name="ce2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s://www.noticiasagricolas.com.br/cotacoes/sucroenergetico/acucar-preco-da-cana-basica-pr" xlink:type="simple">https://www.noticiasagricolas.com.br/cotacoes/sucroenergetico/acucar-preco-da-cana-basica-pr</text:a></text:p>
          </table:table-cell>
          <table:table-cell office:value-type="string" calcext:value-type="string">
            <text:p>Cotaçã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VC 7</text:p>
          </table:table-cell>
          <table:table-cell office:value-type="string" calcext:value-type="string">
            <text:p>Valor de venda do cultivo 7 (alface) colhido na propriedade e vendido externamente.</text:p>
          </table:table-cell>
          <table:table-cell office:value-type="string" calcext:value-type="string">
            <text:p>R$ / pé</text:p>
          </table:table-cell>
          <table:table-cell table:style-name="ce19" office:value-type="currency" office:currency="BRL" office:value="2" calcext:value-type="currency">
            <text:p>R$ 2,00</text:p>
          </table:table-cell>
          <table:table-cell table:style-name="ce20" office:value-type="date" office:date-value="2024-04-17" calcext:value-type="date">
            <text:p>2024-04-17</text:p>
          </table:table-cell>
          <table:table-cell/>
          <table:table-cell office:value-type="string" calcext:value-type="string">
            <text:p>Preço de fei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VC 8</text:p>
          </table:table-cell>
          <table:table-cell office:value-type="string" calcext:value-type="string">
            <text:p>Valor de venda do cultivo 8 (arroz) colhido na propriedade e vendido externamente.</text:p>
          </table:table-cell>
          <table:table-cell office:value-type="string" calcext:value-type="string">
            <text:p>R$ / kg</text:p>
          </table:table-cell>
          <table:table-cell table:style-name="ce19" table:formula="of:=101/50" office:value-type="currency" office:currency="BRL" office:value="2.02" calcext:value-type="currency">
            <text:p>R$ 2,02</text:p>
          </table:table-cell>
          <table:table-cell table:style-name="ce2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s://www.noticiasagricolas.com.br/cotacoes/arroz" xlink:type="simple">https://www.noticiasagricolas.com.br/cotacoes/arroz</text:a></text:p>
          </table:table-cell>
          <table:table-cell office:value-type="string" calcext:value-type="string">
            <text:p>Cotaçã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VC 9</text:p>
          </table:table-cell>
          <table:table-cell office:value-type="string" calcext:value-type="string">
            <text:p>Valor de venda do cultivo 9 (feijão) colhido na propriedade e vendido externamente.</text:p>
          </table:table-cell>
          <table:table-cell office:value-type="string" calcext:value-type="string">
            <text:p>R$ / kg</text:p>
          </table:table-cell>
          <table:table-cell table:style-name="ce19" table:formula="of:=220/60" office:value-type="currency" office:currency="BRL" office:value="3.66666666666667" calcext:value-type="currency">
            <text:p>R$ 3,67</text:p>
          </table:table-cell>
          <table:table-cell table:style-name="ce2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s://www.noticiasagricolas.com.br/cotacoes/feijao" xlink:type="simple">https://www.noticiasagricolas.com.br/cotacoes/feijao</text:a></text:p>
          </table:table-cell>
          <table:table-cell office:value-type="string" calcext:value-type="string">
            <text:p>Considerado a massa de 60kg em uma sac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VC 10</text:p>
          </table:table-cell>
          <table:table-cell office:value-type="string" calcext:value-type="string">
            <text:p>Valor de venda do cultivo 10 (amendoim) colhido na propriedade e vendido externamente.</text:p>
          </table:table-cell>
          <table:table-cell office:value-type="string" calcext:value-type="string">
            <text:p>R$ / kg</text:p>
          </table:table-cell>
          <table:table-cell table:style-name="ce19" office:value-type="currency" office:currency="BRL" office:value="8" calcext:value-type="currency">
            <text:p>R$ 8,00</text:p>
          </table:table-cell>
          <table:table-cell table:style-name="ce2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s://www.noticiasagricolas.com.br/cotacoes/amendoim" xlink:type="simple">https://www.noticiasagricolas.com.br/cotacoes/amendoim</text:a></text:p>
          </table:table-cell>
          <table:table-cell office:value-type="string" calcext:value-type="string">
            <text:p>Cotaçã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VC 11</text:p>
          </table:table-cell>
          <table:table-cell office:value-type="string" calcext:value-type="string">
            <text:p>Valor de venda do cultivo 11 (melancia) colhido na propriedade e vendido externamente.</text:p>
          </table:table-cell>
          <table:table-cell office:value-type="string" calcext:value-type="string">
            <text:p>R$ / kg</text:p>
          </table:table-cell>
          <table:table-cell table:style-name="ce19" office:value-type="currency" office:currency="BRL" office:value="2.5" calcext:value-type="currency">
            <text:p>R$ 2,50</text:p>
          </table:table-cell>
          <table:table-cell table:style-name="ce2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s://www.noticiasagricolas.com.br/cotacoes/frutas" xlink:type="simple">https://www.noticiasagricolas.com.br/cotacoes/frutas</text:a></text:p>
          </table:table-cell>
          <table:table-cell office:value-type="string" calcext:value-type="string">
            <text:p>Cotaçã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VC 12</text:p>
          </table:table-cell>
          <table:table-cell office:value-type="string" calcext:value-type="string">
            <text:p>Valor de venda do cultivo 12 (abóbora) colhido na propriedade e vendido externamente.</text:p>
          </table:table-cell>
          <table:table-cell office:value-type="string" calcext:value-type="string">
            <text:p>R$ / kg</text:p>
          </table:table-cell>
          <table:table-cell table:style-name="ce19" office:value-type="currency" office:currency="BRL" office:value="5" calcext:value-type="currency">
            <text:p>R$ 5,00</text:p>
          </table:table-cell>
          <table:table-cell table:style-name="ce2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://200.198.51.71/detec/prc_medio_prd_es/prc_medio_prd_es.php" xlink:type="simple">http://200.198.51.71/detec/prc_medio_prd_es/prc_medio_prd_es.php</text:a></text:p>
          </table:table-cell>
          <table:table-cell office:value-type="string" calcext:value-type="string">
            <text:p>CEAS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VC 13</text:p>
          </table:table-cell>
          <table:table-cell office:value-type="string" calcext:value-type="string">
            <text:p>Valor de venda do cultivo 13 (pimenta) colhido na propriedade e vendido externamente.</text:p>
          </table:table-cell>
          <table:table-cell office:value-type="string" calcext:value-type="string">
            <text:p>R$ / kg</text:p>
          </table:table-cell>
          <table:table-cell table:style-name="ce19" office:value-type="currency" office:currency="BRL" office:value="15" calcext:value-type="currency">
            <text:p>R$ 15,00</text:p>
          </table:table-cell>
          <table:table-cell table:style-name="ce2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://200.198.51.71/detec/prc_medio_prd_es/prc_medio_prd_es.php" xlink:type="simple">http://200.198.51.71/detec/prc_medio_prd_es/prc_medio_prd_es.php</text:a></text:p>
          </table:table-cell>
          <table:table-cell office:value-type="string" calcext:value-type="string">
            <text:p>CEAS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CC 0</text:p>
          </table:table-cell>
          <table:table-cell office:value-type="string" calcext:value-type="string">
            <text:p>Custo para semear o cultivo 0 (xxx) em uma extensão em m2.</text:p>
          </table:table-cell>
          <table:table-cell office:value-type="string" calcext:value-type="string">
            <text:p>R$ / m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C 1</text:p>
          </table:table-cell>
          <table:table-cell/>
          <table:table-cell office:value-type="string" calcext:value-type="string">
            <text:p>R$ / m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C 2</text:p>
          </table:table-cell>
          <table:table-cell/>
          <table:table-cell office:value-type="string" calcext:value-type="string">
            <text:p>R$ / m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C 3</text:p>
          </table:table-cell>
          <table:table-cell/>
          <table:table-cell office:value-type="string" calcext:value-type="string">
            <text:p>R$ / m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C 4</text:p>
          </table:table-cell>
          <table:table-cell/>
          <table:table-cell office:value-type="string" calcext:value-type="string">
            <text:p>R$ / m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C 5</text:p>
          </table:table-cell>
          <table:table-cell/>
          <table:table-cell office:value-type="string" calcext:value-type="string">
            <text:p>R$ / m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C 6</text:p>
          </table:table-cell>
          <table:table-cell/>
          <table:table-cell office:value-type="string" calcext:value-type="string">
            <text:p>R$ / m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C 7</text:p>
          </table:table-cell>
          <table:table-cell/>
          <table:table-cell office:value-type="string" calcext:value-type="string">
            <text:p>R$ / m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C 8</text:p>
          </table:table-cell>
          <table:table-cell/>
          <table:table-cell office:value-type="string" calcext:value-type="string">
            <text:p>R$ / m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C 9</text:p>
          </table:table-cell>
          <table:table-cell/>
          <table:table-cell office:value-type="string" calcext:value-type="string">
            <text:p>R$ / m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C 10</text:p>
          </table:table-cell>
          <table:table-cell/>
          <table:table-cell office:value-type="string" calcext:value-type="string">
            <text:p>R$ / m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C 11</text:p>
          </table:table-cell>
          <table:table-cell/>
          <table:table-cell office:value-type="string" calcext:value-type="string">
            <text:p>R$ / m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C 12</text:p>
          </table:table-cell>
          <table:table-cell/>
          <table:table-cell office:value-type="string" calcext:value-type="string">
            <text:p>R$ / m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C 13</text:p>
          </table:table-cell>
          <table:table-cell/>
          <table:table-cell office:value-type="string" calcext:value-type="string">
            <text:p>R$ / m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C 14</text:p>
          </table:table-cell>
          <table:table-cell/>
          <table:table-cell office:value-type="string" calcext:value-type="string">
            <text:p>R$ / m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C 0</text:p>
          </table:table-cell>
          <table:table-cell office:value-type="string" calcext:value-type="string">
            <text:p>Custo para estocar o cultivo 0 (xxx) dentro da propriedade.</text:p>
          </table:table-cell>
          <table:table-cell office:value-type="string" calcext:value-type="string">
            <text:p>R$ / (kg . mê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C 1</text:p>
          </table:table-cell>
          <table:table-cell/>
          <table:table-cell office:value-type="string" calcext:value-type="string">
            <text:p>R$ / (kg . mê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C 2</text:p>
          </table:table-cell>
          <table:table-cell/>
          <table:table-cell office:value-type="string" calcext:value-type="string">
            <text:p>R$ / (kg . mê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C 3</text:p>
          </table:table-cell>
          <table:table-cell/>
          <table:table-cell office:value-type="string" calcext:value-type="string">
            <text:p>R$ / (kg . mê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C 4</text:p>
          </table:table-cell>
          <table:table-cell/>
          <table:table-cell office:value-type="string" calcext:value-type="string">
            <text:p>R$ / (kg . mê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C 5</text:p>
          </table:table-cell>
          <table:table-cell/>
          <table:table-cell office:value-type="string" calcext:value-type="string">
            <text:p>R$ / (kg . mê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C 6</text:p>
          </table:table-cell>
          <table:table-cell/>
          <table:table-cell office:value-type="string" calcext:value-type="string">
            <text:p>R$ / (kg . mê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C 7</text:p>
          </table:table-cell>
          <table:table-cell/>
          <table:table-cell office:value-type="string" calcext:value-type="string">
            <text:p>R$ / (kg . mê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C 8</text:p>
          </table:table-cell>
          <table:table-cell/>
          <table:table-cell office:value-type="string" calcext:value-type="string">
            <text:p>R$ / (kg . mê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C 9</text:p>
          </table:table-cell>
          <table:table-cell/>
          <table:table-cell office:value-type="string" calcext:value-type="string">
            <text:p>R$ / (kg . mê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C 10</text:p>
          </table:table-cell>
          <table:table-cell/>
          <table:table-cell office:value-type="string" calcext:value-type="string">
            <text:p>R$ / (kg . mê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C 11</text:p>
          </table:table-cell>
          <table:table-cell/>
          <table:table-cell office:value-type="string" calcext:value-type="string">
            <text:p>R$ / (kg . mê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C 12</text:p>
          </table:table-cell>
          <table:table-cell/>
          <table:table-cell office:value-type="string" calcext:value-type="string">
            <text:p>R$ / (kg . mê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C 13</text:p>
          </table:table-cell>
          <table:table-cell/>
          <table:table-cell office:value-type="string" calcext:value-type="string">
            <text:p>R$ / (kg . mê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C 14</text:p>
          </table:table-cell>
          <table:table-cell/>
          <table:table-cell office:value-type="string" calcext:value-type="string">
            <text:p>R$ / (kg . mês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CA 0</text:p>
          </table:table-cell>
          <table:table-cell office:value-type="string" calcext:value-type="string">
            <text:p>Valor de compra do animal 0 (galinha) para ser criado na propriedade.</text:p>
          </table:table-cell>
          <table:table-cell office:value-type="string" calcext:value-type="string">
            <text:p>R$ / animal</text:p>
          </table:table-cell>
          <table:table-cell table:style-name="ce19" office:value-type="currency" office:currency="BRL" office:value="6" calcext:value-type="currency">
            <text:p>R$ 6,00</text:p>
          </table:table-cell>
          <table:table-cell table:style-name="ce20" office:value-type="date" office:date-value="2024-04-17" calcext:value-type="date">
            <text:p>2024-04-17</text:p>
          </table:table-cell>
          <table:table-cell/>
          <table:table-cell office:value-type="string" calcext:value-type="string">
            <text:p>Valor obtido por meio de ligação para lojas de anima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CA 1</text:p>
          </table:table-cell>
          <table:table-cell office:value-type="string" calcext:value-type="string">
            <text:p>Valor de compra do animal 1 (cabra) para ser criado na propriedade.</text:p>
          </table:table-cell>
          <table:table-cell office:value-type="string" calcext:value-type="string">
            <text:p>R$ / animal</text:p>
          </table:table-cell>
          <table:table-cell table:style-name="ce19" office:value-type="currency" office:currency="BRL" office:value="350" calcext:value-type="currency">
            <text:p>R$ 350,00</text:p>
          </table:table-cell>
          <table:table-cell table:style-name="ce20" office:value-type="date" office:date-value="2024-04-20" calcext:value-type="date">
            <text:p>2024-04-20</text:p>
          </table:table-cell>
          <table:table-cell/>
          <table:table-cell office:value-type="string" calcext:value-type="string">
            <text:p>Valor obtido por meio de ligação para lojas de anima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CA 2</text:p>
          </table:table-cell>
          <table:table-cell office:value-type="string" calcext:value-type="string">
            <text:p>Valor de compra do animal 2 (codorna) para ser criado na propriedade.</text:p>
          </table:table-cell>
          <table:table-cell office:value-type="string" calcext:value-type="string">
            <text:p>R$ / animal</text:p>
          </table:table-cell>
          <table:table-cell table:style-name="ce19" office:value-type="currency" office:currency="BRL" office:value="5" calcext:value-type="currency">
            <text:p>R$ 5,00</text:p>
          </table:table-cell>
          <table:table-cell table:style-name="ce20" office:value-type="date" office:date-value="2024-04-20" calcext:value-type="date">
            <text:p>2024-04-20</text:p>
          </table:table-cell>
          <table:table-cell/>
          <table:table-cell office:value-type="string" calcext:value-type="string">
            <text:p>Valor obtido por meio de ligação para lojas de anima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CA 3</text:p>
          </table:table-cell>
          <table:table-cell office:value-type="string" calcext:value-type="string">
            <text:p>Valor de compra do animal 3 (porco) para ser criado na propriedade.</text:p>
          </table:table-cell>
          <table:table-cell office:value-type="string" calcext:value-type="string">
            <text:p>R$ / animal</text:p>
          </table:table-cell>
          <table:table-cell table:style-name="ce19" office:value-type="currency" office:currency="BRL" office:value="250" calcext:value-type="currency">
            <text:p>R$ 250,00</text:p>
          </table:table-cell>
          <table:table-cell table:style-name="ce20" office:value-type="date" office:date-value="2024-04-20" calcext:value-type="date">
            <text:p>2024-04-20</text:p>
          </table:table-cell>
          <table:table-cell/>
          <table:table-cell office:value-type="string" calcext:value-type="string">
            <text:p>Valor obtido por meio de ligação para lojas de anima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CA 4</text:p>
          </table:table-cell>
          <table:table-cell office:value-type="string" calcext:value-type="string">
            <text:p>Valor de compra do animal 4 (tilápia) para ser criado na propriedade.</text:p>
          </table:table-cell>
          <table:table-cell office:value-type="string" calcext:value-type="string">
            <text:p>R$ / animal</text:p>
          </table:table-cell>
          <table:table-cell table:style-name="ce19" office:value-type="currency" office:currency="BRL" office:value="5" calcext:value-type="currency">
            <text:p>R$ 5,00</text:p>
          </table:table-cell>
          <table:table-cell table:style-name="ce20" office:value-type="date" office:date-value="2024-04-20" calcext:value-type="date">
            <text:p>2024-04-20</text:p>
          </table:table-cell>
          <table:table-cell/>
          <table:table-cell office:value-type="string" calcext:value-type="string">
            <text:p>Valor obtido por meio de ligação para lojas de anima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CA 5</text:p>
          </table:table-cell>
          <table:table-cell office:value-type="string" calcext:value-type="string">
            <text:p>Valor de compra do animal 5 (pato) para ser criado na propriedade.</text:p>
          </table:table-cell>
          <table:table-cell office:value-type="string" calcext:value-type="string">
            <text:p>R$ / animal</text:p>
          </table:table-cell>
          <table:table-cell table:style-name="ce19" office:value-type="currency" office:currency="BRL" office:value="10" calcext:value-type="currency">
            <text:p>R$ 10,00</text:p>
          </table:table-cell>
          <table:table-cell table:style-name="ce20" office:value-type="date" office:date-value="2024-04-20" calcext:value-type="date">
            <text:p>2024-04-20</text:p>
          </table:table-cell>
          <table:table-cell/>
          <table:table-cell office:value-type="string" calcext:value-type="string">
            <text:p>Valor obtido por meio de ligação para lojas de anima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A 0</text:p>
          </table:table-cell>
          <table:table-cell office:value-type="string" calcext:value-type="string">
            <text:p>Valor de compra da ração para o animal 0 (galinha) praticado pelo mercado.</text:p>
          </table:table-cell>
          <table:table-cell office:value-type="string" calcext:value-type="string">
            <text:p>R$ / kg</text:p>
          </table:table-cell>
          <table:table-cell table:style-name="ce19" table:formula="of:=112.38/40" office:value-type="currency" office:currency="BRL" office:value="2.8095" calcext:value-type="currency">
            <text:p>R$ 2,81</text:p>
          </table:table-cell>
          <table:table-cell table:style-name="ce2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s://www.agrominas.com/p/9567888/racao-aves-postura-40kg-agronorte-agronorte-2735-unitario" xlink:type="simple">https://www.agrominas.com/p/9567888/racao-aves-postura-40kg-agronorte-agronorte-2735-unitario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A 1</text:p>
          </table:table-cell>
          <table:table-cell office:value-type="string" calcext:value-type="string">
            <text:p>Valor de compra da ração para o animal 1 (cabra) praticado pelo mercado.</text:p>
          </table:table-cell>
          <table:table-cell office:value-type="string" calcext:value-type="string">
            <text:p>R$ / kg</text:p>
          </table:table-cell>
          <table:table-cell table:style-name="ce19" table:formula="of:=66.9/25" office:value-type="currency" office:currency="BRL" office:value="2.676" calcext:value-type="currency">
            <text:p>R$ 2,68</text:p>
          </table:table-cell>
          <table:table-cell table:style-name="ce20" office:value-type="date" office:date-value="2024-04-20" calcext:value-type="date">
            <text:p>2024-04-20</text:p>
          </table:table-cell>
          <table:table-cell office:value-type="string" calcext:value-type="string">
            <text:p><text:a xlink:href="https://www.avipecprodutos.com.br/produto/racao-ovinos-golden-sheep-25kg-2002p-peletizada-74038" xlink:type="simple">https://www.avipecprodutos.com.br/produto/racao-ovinos-golden-sheep-25kg-2002p-peletizada-74038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A 2</text:p>
          </table:table-cell>
          <table:table-cell office:value-type="string" calcext:value-type="string">
            <text:p>Valor de compra da ração para o animal 2 (codorna) praticado pelo mercado.</text:p>
          </table:table-cell>
          <table:table-cell office:value-type="string" calcext:value-type="string">
            <text:p>R$ / kg</text:p>
          </table:table-cell>
          <table:table-cell table:style-name="ce19" table:formula="of:=66/20" office:value-type="currency" office:currency="BRL" office:value="3.3" calcext:value-type="currency">
            <text:p>R$ 3,30</text:p>
          </table:table-cell>
          <table:table-cell table:style-name="ce20" office:value-type="date" office:date-value="2024-04-20" calcext:value-type="date">
            <text:p>2024-04-20</text:p>
          </table:table-cell>
          <table:table-cell office:value-type="string" calcext:value-type="string">
            <text:p><text:a xlink:href="https://www.emporiovilareal.com/produtos/racao-para-codorna-postura-20kg-inproveter-criacao-nobre/" xlink:type="simple">https://www.emporiovilareal.com/produtos/racao-para-codorna-postura-20kg-inproveter-criacao-nobre/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A 3</text:p>
          </table:table-cell>
          <table:table-cell office:value-type="string" calcext:value-type="string">
            <text:p>Valor de compra da ração para o animal 3 (porco) praticado pelo mercado.</text:p>
          </table:table-cell>
          <table:table-cell office:value-type="string" calcext:value-type="string">
            <text:p>R$ / kg</text:p>
          </table:table-cell>
          <table:table-cell table:style-name="ce19" table:formula="of:=78/40" office:value-type="currency" office:currency="BRL" office:value="1.95" calcext:value-type="currency">
            <text:p>R$ 1,95</text:p>
          </table:table-cell>
          <table:table-cell table:style-name="ce20" office:value-type="date" office:date-value="2024-04-20" calcext:value-type="date">
            <text:p>2024-04-20</text:p>
          </table:table-cell>
          <table:table-cell office:value-type="string" calcext:value-type="string">
            <text:p><text:a xlink:href="https://www.agrominas.com/p/10187506/nutriko-racao-suino-crescimento-ikobras-24151-unitario" xlink:type="simple">https://www.agrominas.com/p/10187506/nutriko-racao-suino-crescimento-ikobras-24151-unitario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A 4</text:p>
          </table:table-cell>
          <table:table-cell office:value-type="string" calcext:value-type="string">
            <text:p>Valor de compra da ração para o animal 4 (tilápia) praticado pelo mercado.</text:p>
          </table:table-cell>
          <table:table-cell office:value-type="string" calcext:value-type="string">
            <text:p>R$ / kg</text:p>
          </table:table-cell>
          <table:table-cell table:style-name="ce19" table:formula="of:=69.75/25" office:value-type="currency" office:currency="BRL" office:value="2.79" calcext:value-type="currency">
            <text:p>R$ 2,79</text:p>
          </table:table-cell>
          <table:table-cell table:style-name="ce20" office:value-type="date" office:date-value="2024-04-20" calcext:value-type="date">
            <text:p>2024-04-20</text:p>
          </table:table-cell>
          <table:table-cell office:value-type="string" calcext:value-type="string">
            <text:p><text:a xlink:href="https://www.lojacocamar.com.br/racao-aqua-peixe-32--rpx1-2-4mm/p" xlink:type="simple">https://www.lojacocamar.com.br/racao-aqua-peixe-32--rpx1-2-4mm/p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A 5</text:p>
          </table:table-cell>
          <table:table-cell office:value-type="string" calcext:value-type="string">
            <text:p>Valor de compra da ração para o animal 5 (pato) praticado pelo mercado.</text:p>
          </table:table-cell>
          <table:table-cell office:value-type="string" calcext:value-type="string">
            <text:p>R$ / kg</text:p>
          </table:table-cell>
          <table:table-cell table:style-name="ce19" table:formula="of:=75/20" office:value-type="currency" office:currency="BRL" office:value="3.75" calcext:value-type="currency">
            <text:p>R$ 3,75</text:p>
          </table:table-cell>
          <table:table-cell table:style-name="ce20" office:value-type="date" office:date-value="2024-04-20" calcext:value-type="date">
            <text:p>2024-04-20</text:p>
          </table:table-cell>
          <table:table-cell office:value-type="string" calcext:value-type="string">
            <text:p><text:a xlink:href="https://www.agroepets.com.br/agropecuaria/racao-lapa-inicial-triturada-para-aves-25kg" xlink:type="simple">https://www.agroepets.com.br/agropecuaria/racao-lapa-inicial-triturada-para-aves-25kg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CA 0</text:p>
          </table:table-cell>
          <table:table-cell office:value-type="string" calcext:value-type="string">
            <text:p>Preço de compra da carne do animal 0 (galinha) praticado pelo mercado.</text:p>
          </table:table-cell>
          <table:table-cell office:value-type="string" calcext:value-type="string">
            <text:p>R$ / kg</text:p>
          </table:table-cell>
          <table:table-cell table:style-name="ce19" office:value-type="currency" office:currency="BRL" office:value="10.99" calcext:value-type="currency">
            <text:p>R$ 10,99</text:p>
          </table:table-cell>
          <table:table-cell table:style-name="ce20" office:value-type="date" office:date-value="2024-04-17" calcext:value-type="date">
            <text:p>2024-04-17</text:p>
          </table:table-cell>
          <table:table-cell/>
          <table:table-cell office:value-type="string" calcext:value-type="string">
            <text:p>Preço de merca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CA 1</text:p>
          </table:table-cell>
          <table:table-cell office:value-type="string" calcext:value-type="string">
            <text:p>Preço de compra da carne do animal 1 (cabra) praticado pelo mercado.</text:p>
          </table:table-cell>
          <table:table-cell office:value-type="string" calcext:value-type="string">
            <text:p>R$ / kg</text:p>
          </table:table-cell>
          <table:table-cell table:style-name="ce19" office:value-type="currency" office:currency="BRL" office:value="41.99" calcext:value-type="currency">
            <text:p>R$ 41,99</text:p>
          </table:table-cell>
          <table:table-cell table:style-name="ce20" office:value-type="date" office:date-value="2024-04-20" calcext:value-type="date">
            <text:p>2024-04-20</text:p>
          </table:table-cell>
          <table:table-cell/>
          <table:table-cell office:value-type="string" calcext:value-type="string">
            <text:p>Preço de merca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CA 2</text:p>
          </table:table-cell>
          <table:table-cell office:value-type="string" calcext:value-type="string">
            <text:p>Preço de compra da carne do animal 2 (codorna) praticado pelo mercado.</text:p>
          </table:table-cell>
          <table:table-cell office:value-type="string" calcext:value-type="string">
            <text:p>R$ / kg</text:p>
          </table:table-cell>
          <table:table-cell table:style-name="ce19" office:value-type="currency" office:currency="BRL" office:value="39.99" calcext:value-type="currency">
            <text:p>R$ 39,99</text:p>
          </table:table-cell>
          <table:table-cell table:style-name="ce20" office:value-type="date" office:date-value="2024-04-20" calcext:value-type="date">
            <text:p>2024-04-20</text:p>
          </table:table-cell>
          <table:table-cell/>
          <table:table-cell office:value-type="string" calcext:value-type="string">
            <text:p>Preço de merca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CA 3</text:p>
          </table:table-cell>
          <table:table-cell office:value-type="string" calcext:value-type="string">
            <text:p>Preço de compra da carne do animal 3 (porco) praticado pelo mercado.</text:p>
          </table:table-cell>
          <table:table-cell office:value-type="string" calcext:value-type="string">
            <text:p>R$ / kg</text:p>
          </table:table-cell>
          <table:table-cell table:style-name="ce19" office:value-type="currency" office:currency="BRL" office:value="19.99" calcext:value-type="currency">
            <text:p>R$ 19,99</text:p>
          </table:table-cell>
          <table:table-cell table:style-name="ce20" office:value-type="date" office:date-value="2024-04-20" calcext:value-type="date">
            <text:p>2024-04-20</text:p>
          </table:table-cell>
          <table:table-cell/>
          <table:table-cell office:value-type="string" calcext:value-type="string">
            <text:p>Preço de merca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CA 4</text:p>
          </table:table-cell>
          <table:table-cell office:value-type="string" calcext:value-type="string">
            <text:p>Preço de compra da carne do animal 4 (tilápia) praticado pelo mercado.</text:p>
          </table:table-cell>
          <table:table-cell office:value-type="string" calcext:value-type="string">
            <text:p>R$ / kg</text:p>
          </table:table-cell>
          <table:table-cell table:style-name="ce19" office:value-type="currency" office:currency="BRL" office:value="37" calcext:value-type="currency">
            <text:p>R$ 37,00</text:p>
          </table:table-cell>
          <table:table-cell table:style-name="ce20" office:value-type="date" office:date-value="2024-04-20" calcext:value-type="date">
            <text:p>2024-04-20</text:p>
          </table:table-cell>
          <table:table-cell/>
          <table:table-cell office:value-type="string" calcext:value-type="string">
            <text:p>Preço de merca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CA 5</text:p>
          </table:table-cell>
          <table:table-cell office:value-type="string" calcext:value-type="string">
            <text:p>Preço de compra da carne do animal 5 (pato) praticado pelo mercado.</text:p>
          </table:table-cell>
          <table:table-cell office:value-type="string" calcext:value-type="string">
            <text:p>R$ / kg</text:p>
          </table:table-cell>
          <table:table-cell table:style-name="ce19" office:value-type="currency" office:currency="BRL" office:value="33.9" calcext:value-type="currency">
            <text:p>R$ 33,90</text:p>
          </table:table-cell>
          <table:table-cell table:style-name="ce20" office:value-type="date" office:date-value="2024-04-20" calcext:value-type="date">
            <text:p>2024-04-20</text:p>
          </table:table-cell>
          <table:table-cell/>
          <table:table-cell office:value-type="string" calcext:value-type="string">
            <text:p>Preço de merca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VA 0</text:p>
          </table:table-cell>
          <table:table-cell office:value-type="string" calcext:value-type="string">
            <text:p>Valor de venda do animal 0 (galinha) criado na propriedade e vendido ao mercado.</text:p>
          </table:table-cell>
          <table:table-cell office:value-type="string" calcext:value-type="string">
            <text:p>R$ / kg</text:p>
          </table:table-cell>
          <table:table-cell table:style-name="ce19" office:value-type="currency" office:currency="BRL" office:value="7.23" calcext:value-type="currency">
            <text:p>R$ 7,23</text:p>
          </table:table-cell>
          <table:table-cell table:style-name="ce2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s://www.noticiasagricolas.com.br/cotacoes/frango" xlink:type="simple">https://www.noticiasagricolas.com.br/cotacoes/frango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VA 1</text:p>
          </table:table-cell>
          <table:table-cell office:value-type="string" calcext:value-type="string">
            <text:p>Valor de venda do animal 1 (cabra) criado na propriedade e vendido ao mercado.</text:p>
          </table:table-cell>
          <table:table-cell office:value-type="string" calcext:value-type="string">
            <text:p>R$ / kg</text:p>
          </table:table-cell>
          <table:table-cell table:style-name="ce19" office:value-type="currency" office:currency="BRL" office:value="17.2" calcext:value-type="currency">
            <text:p>R$ 17,20</text:p>
          </table:table-cell>
          <table:table-cell table:style-name="ce20" office:value-type="date" office:date-value="2024-04-20" calcext:value-type="date">
            <text:p>2024-04-20</text:p>
          </table:table-cell>
          <table:table-cell office:value-type="string" calcext:value-type="string">
            <text:p><text:a xlink:href="https://www.embrapa.br/cim-inteligencia-e-mercado-de-caprinos-e-ovinos/cotacoes" xlink:type="simple">https://www.embrapa.br/cim-inteligencia-e-mercado-de-caprinos-e-ovinos/cotacoes</text:a></text:p>
          </table:table-cell>
          <table:table-cell office:value-type="string" calcext:value-type="string">
            <text:p>Cotaçã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VA 2</text:p>
          </table:table-cell>
          <table:table-cell office:value-type="string" calcext:value-type="string">
            <text:p>Valor de venda do animal 2 (codorna) criado na propriedade e vendido ao mercado.</text:p>
          </table:table-cell>
          <table:table-cell office:value-type="string" calcext:value-type="string">
            <text:p>R$ / kg</text:p>
          </table:table-cell>
          <table:table-cell table:style-name="ce19" office:value-type="currency" office:currency="BRL" office:value="7" calcext:value-type="currency">
            <text:p>R$ 7,00</text:p>
          </table:table-cell>
          <table:table-cell table:style-name="ce20" office:value-type="date" office:date-value="2024-04-20" calcext:value-type="date">
            <text:p>2024-04-20</text:p>
          </table:table-cell>
          <table:table-cell office:value-type="string" calcext:value-type="string">
            <text:p><text:a xlink:href="https://www.mfrural.com.br/busca/carne-codorna" xlink:type="simple">https://www.mfrural.com.br/busca/carne-codorna</text:a></text:p>
          </table:table-cell>
          <table:table-cell office:value-type="string" calcext:value-type="string">
            <text:p>Venda diret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VA 3</text:p>
          </table:table-cell>
          <table:table-cell office:value-type="string" calcext:value-type="string">
            <text:p>Valor de venda do animal 3 (porco) criado na propriedade e vendido ao mercado.</text:p>
          </table:table-cell>
          <table:table-cell office:value-type="string" calcext:value-type="string">
            <text:p>R$ / kg</text:p>
          </table:table-cell>
          <table:table-cell table:style-name="ce19" office:value-type="currency" office:currency="BRL" office:value="6.38" calcext:value-type="currency">
            <text:p>R$ 6,38</text:p>
          </table:table-cell>
          <table:table-cell table:style-name="ce20" office:value-type="date" office:date-value="2024-04-20" calcext:value-type="date">
            <text:p>2024-04-20</text:p>
          </table:table-cell>
          <table:table-cell office:value-type="string" calcext:value-type="string">
            <text:p><text:a xlink:href="https://www.cepea.esalq.usp.br/br/indicador/suino.aspx" xlink:type="simple">https://www.cepea.esalq.usp.br/br/indicador/suino.aspx</text:a></text:p>
          </table:table-cell>
          <table:table-cell office:value-type="string" calcext:value-type="string">
            <text:p>Cotaçã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VA 4</text:p>
          </table:table-cell>
          <table:table-cell office:value-type="string" calcext:value-type="string">
            <text:p>Valor de venda do animal 4 (tilápia) criado na propriedade e vendido ao mercado.</text:p>
          </table:table-cell>
          <table:table-cell office:value-type="string" calcext:value-type="string">
            <text:p>R$ / kg</text:p>
          </table:table-cell>
          <table:table-cell table:style-name="ce19" office:value-type="currency" office:currency="BRL" office:value="9.54" calcext:value-type="currency">
            <text:p>R$ 9,54</text:p>
          </table:table-cell>
          <table:table-cell table:style-name="ce20" office:value-type="date" office:date-value="2024-04-20" calcext:value-type="date">
            <text:p>2024-04-20</text:p>
          </table:table-cell>
          <table:table-cell office:value-type="string" calcext:value-type="string">
            <text:p><text:a xlink:href="https://www.cepea.esalq.usp.br/br/indicador/tilapia.aspx" xlink:type="simple">https://www.cepea.esalq.usp.br/br/indicador/tilapia.aspx</text:a></text:p>
          </table:table-cell>
          <table:table-cell office:value-type="string" calcext:value-type="string">
            <text:p>Cotaçã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VA 5</text:p>
          </table:table-cell>
          <table:table-cell office:value-type="string" calcext:value-type="string">
            <text:p>Valor de venda do animal 5 (pato) criado na propriedade e vendido ao mercado.</text:p>
          </table:table-cell>
          <table:table-cell office:value-type="string" calcext:value-type="string">
            <text:p>R$ / kg</text:p>
          </table:table-cell>
          <table:table-cell table:style-name="ce19" office:value-type="currency" office:currency="BRL" office:value="6.82" calcext:value-type="currency">
            <text:p>R$ 6,82</text:p>
          </table:table-cell>
          <table:table-cell table:style-name="ce20" office:value-type="date" office:date-value="2024-04-20" calcext:value-type="date">
            <text:p>2024-04-20</text:p>
          </table:table-cell>
          <table:table-cell office:value-type="string" calcext:value-type="string">
            <text:p><text:a xlink:href="https://www.selinawamucii.com/pt/percepções/preços/brasil/carne-de-pato/" xlink:type="simple">https://www.selinawamucii.com/pt/percep%C3%A7%C3%B5es/pre%C3%A7os/brasil/carne-de-pato/</text:a></text:p>
          </table:table-cell>
          <table:table-cell office:value-type="string" calcext:value-type="string">
            <text:p>Cotaçã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CP 0</text:p>
          </table:table-cell>
          <table:table-cell office:value-type="string" calcext:value-type="string">
            <text:p>Preço de compra do produto do animal 0 (galinha) praticado pelo mercado.</text:p>
          </table:table-cell>
          <table:table-cell office:value-type="string" calcext:value-type="string">
            <text:p>R$ / ovo</text:p>
          </table:table-cell>
          <table:table-cell table:style-name="ce19" table:formula="of:=14.99/30" office:value-type="currency" office:currency="BRL" office:value="0.499666666666667" calcext:value-type="currency">
            <text:p>R$ 0,50</text:p>
          </table:table-cell>
          <table:table-cell table:style-name="ce20" office:value-type="date" office:date-value="2024-04-17" calcext:value-type="date">
            <text:p>2024-04-17</text:p>
          </table:table-cell>
          <table:table-cell/>
          <table:table-cell office:value-type="string" calcext:value-type="string">
            <text:p>Preço de merca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CP 1</text:p>
          </table:table-cell>
          <table:table-cell office:value-type="string" calcext:value-type="string">
            <text:p>Preço de compra do produto do animal 1 (cabra) praticado pelo mercado.</text:p>
          </table:table-cell>
          <table:table-cell office:value-type="string" calcext:value-type="string">
            <text:p>R$ / kg leite</text:p>
          </table:table-cell>
          <table:table-cell table:style-name="ce19" office:value-type="currency" office:currency="BRL" office:value="4.29" calcext:value-type="currency">
            <text:p>R$ 4,29</text:p>
          </table:table-cell>
          <table:table-cell table:style-name="ce20" office:value-type="date" office:date-value="2024-04-20" calcext:value-type="date">
            <text:p>2024-04-20</text:p>
          </table:table-cell>
          <table:table-cell/>
          <table:table-cell office:value-type="string" calcext:value-type="string">
            <text:p>Preço de mercado; cotado como leite de vaca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CP 2</text:p>
          </table:table-cell>
          <table:table-cell office:value-type="string" calcext:value-type="string">
            <text:p>Preço de compra do produto do animal 2 (codorna) praticado pelo mercado.</text:p>
          </table:table-cell>
          <table:table-cell office:value-type="string" calcext:value-type="string">
            <text:p>R$ / ovo</text:p>
          </table:table-cell>
          <table:table-cell table:style-name="ce19" table:formula="of:=12/30" office:value-type="currency" office:currency="BRL" office:value="0.4" calcext:value-type="currency">
            <text:p>R$ 0,40</text:p>
          </table:table-cell>
          <table:table-cell table:style-name="ce20" office:value-type="date" office:date-value="2024-04-20" calcext:value-type="date">
            <text:p>2024-04-20</text:p>
          </table:table-cell>
          <table:table-cell/>
          <table:table-cell office:value-type="string" calcext:value-type="string">
            <text:p>Preço de merca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CP 3</text:p>
          </table:table-cell>
          <table:table-cell office:value-type="string" calcext:value-type="string">
            <text:p>Preço de compra do produto do animal 3 (porco) praticado pelo mercado.</text:p>
          </table:table-cell>
          <table:table-cell office:value-type="string" calcext:value-type="string">
            <text:p>-</text:p>
          </table:table-cell>
          <table:table-cell table:style-name="ce19" office:value-type="currency" office:currency="BRL" office:value="0" calcext:value-type="currency">
            <text:p>R$ 0,00</text:p>
          </table:table-cell>
          <table:table-cell table:style-name="ce20" office:value-type="date" office:date-value="2024-04-17" calcext:value-type="date">
            <text:p>2024-04-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CP 4</text:p>
          </table:table-cell>
          <table:table-cell office:value-type="string" calcext:value-type="string">
            <text:p>Preço de compra do produto do animal 4 (tilápia) praticado pelo mercado.</text:p>
          </table:table-cell>
          <table:table-cell office:value-type="string" calcext:value-type="string">
            <text:p>-</text:p>
          </table:table-cell>
          <table:table-cell table:style-name="ce19" office:value-type="currency" office:currency="BRL" office:value="0" calcext:value-type="currency">
            <text:p>R$ 0,00</text:p>
          </table:table-cell>
          <table:table-cell table:style-name="ce20" office:value-type="date" office:date-value="2024-04-17" calcext:value-type="date">
            <text:p>2024-04-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CP 5</text:p>
          </table:table-cell>
          <table:table-cell office:value-type="string" calcext:value-type="string">
            <text:p>Preço de compra do produto do animal 5 (pato) praticado pelo mercado.</text:p>
          </table:table-cell>
          <table:table-cell office:value-type="string" calcext:value-type="string">
            <text:p>R$ / ovo</text:p>
          </table:table-cell>
          <table:table-cell table:style-name="ce19" office:value-type="currency" office:currency="BRL" office:value="4" calcext:value-type="currency">
            <text:p>R$ 4,00</text:p>
          </table:table-cell>
          <table:table-cell table:style-name="ce20" office:value-type="date" office:date-value="2024-04-20" calcext:value-type="date">
            <text:p>2024-04-20</text:p>
          </table:table-cell>
          <table:table-cell/>
          <table:table-cell office:value-type="string" calcext:value-type="string">
            <text:p>Preço de fei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VP 0</text:p>
          </table:table-cell>
          <table:table-cell office:value-type="string" calcext:value-type="string">
            <text:p>Valor de venda do produto do animal 0 (galinha) criado na propriedade e vendido ao mercado.</text:p>
          </table:table-cell>
          <table:table-cell office:value-type="string" calcext:value-type="string">
            <text:p>R$ / ovo</text:p>
          </table:table-cell>
          <table:table-cell table:style-name="ce19" table:formula="of:=153.83/(30*12)" office:value-type="currency" office:currency="BRL" office:value="0.427305555555556" calcext:value-type="currency">
            <text:p>R$ 0,43</text:p>
          </table:table-cell>
          <table:table-cell table:style-name="ce2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s://www.noticiasagricolas.com.br/cotacoes/ovos" xlink:type="simple">https://www.noticiasagricolas.com.br/cotacoes/ovos</text:a></text:p>
          </table:table-cell>
          <table:table-cell office:value-type="string" calcext:value-type="string">
            <text:p>Cotaçã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VP 1</text:p>
          </table:table-cell>
          <table:table-cell office:value-type="string" calcext:value-type="string">
            <text:p>Valor de venda do produto do animal 1 (cabra) criado na propriedade e vendido ao mercado.</text:p>
          </table:table-cell>
          <table:table-cell office:value-type="string" calcext:value-type="string">
            <text:p>R$ / unidades</text:p>
          </table:table-cell>
          <table:table-cell table:style-name="ce19" office:value-type="currency" office:currency="BRL" office:value="4" calcext:value-type="currency">
            <text:p>R$ 4,00</text:p>
          </table:table-cell>
          <table:table-cell table:style-name="ce20" office:value-type="date" office:date-value="2024-04-20" calcext:value-type="date">
            <text:p>2024-04-20</text:p>
          </table:table-cell>
          <table:table-cell/>
          <table:table-cell office:value-type="string" calcext:value-type="string">
            <text:p>Preço de fei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VP 2</text:p>
          </table:table-cell>
          <table:table-cell office:value-type="string" calcext:value-type="string">
            <text:p>Valor de venda do produto do animal 2 (codorna) criado na propriedade e vendido ao mercado.</text:p>
          </table:table-cell>
          <table:table-cell office:value-type="string" calcext:value-type="string">
            <text:p>R$ / unidades</text:p>
          </table:table-cell>
          <table:table-cell table:style-name="ce19" table:formula="of:=10/30" office:value-type="currency" office:currency="BRL" office:value="0.333333333333333" calcext:value-type="currency">
            <text:p>R$ 0,33</text:p>
          </table:table-cell>
          <table:table-cell table:style-name="ce20" office:value-type="date" office:date-value="2024-04-20" calcext:value-type="date">
            <text:p>2024-04-20</text:p>
          </table:table-cell>
          <table:table-cell/>
          <table:table-cell office:value-type="string" calcext:value-type="string">
            <text:p>Preço de fei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VP 3</text:p>
          </table:table-cell>
          <table:table-cell office:value-type="string" calcext:value-type="string">
            <text:p>Valor de venda do produto do animal 3 (porco) criado na propriedade e vendido ao mercado.</text:p>
          </table:table-cell>
          <table:table-cell office:value-type="string" calcext:value-type="string">
            <text:p>-</text:p>
          </table:table-cell>
          <table:table-cell table:style-name="ce19" office:value-type="currency" office:currency="BRL" office:value="0" calcext:value-type="currency">
            <text:p>R$ 0,00</text:p>
          </table:table-cell>
          <table:table-cell table:style-name="ce20" office:value-type="date" office:date-value="2024-04-17" calcext:value-type="date">
            <text:p>2024-04-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VP 4</text:p>
          </table:table-cell>
          <table:table-cell office:value-type="string" calcext:value-type="string">
            <text:p>Valor de venda do produto do animal 4 (tilápia) criado na propriedade e vendido ao mercado.</text:p>
          </table:table-cell>
          <table:table-cell office:value-type="string" calcext:value-type="string">
            <text:p>-</text:p>
          </table:table-cell>
          <table:table-cell table:style-name="ce19" office:value-type="currency" office:currency="BRL" office:value="0" calcext:value-type="currency">
            <text:p>R$ 0,00</text:p>
          </table:table-cell>
          <table:table-cell table:style-name="ce20" office:value-type="date" office:date-value="2024-04-17" calcext:value-type="date">
            <text:p>2024-04-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VP 5</text:p>
          </table:table-cell>
          <table:table-cell office:value-type="string" calcext:value-type="string">
            <text:p>Valor de venda do produto do animal 5 (pato) criado na propriedade e vendido ao mercado.</text:p>
          </table:table-cell>
          <table:table-cell office:value-type="string" calcext:value-type="string">
            <text:p>R$ / unidades</text:p>
          </table:table-cell>
          <table:table-cell table:style-name="ce19" table:formula="of:=10/6" office:value-type="currency" office:currency="BRL" office:value="1.66666666666667" calcext:value-type="currency">
            <text:p>R$ 1,67</text:p>
          </table:table-cell>
          <table:table-cell table:style-name="ce20" office:value-type="date" office:date-value="2024-04-20" calcext:value-type="date">
            <text:p>2024-04-20</text:p>
          </table:table-cell>
          <table:table-cell/>
          <table:table-cell office:value-type="string" calcext:value-type="string">
            <text:p>Preço de feira</text:p>
          </table:table-cell>
          <table:table-cell table:number-columns-repeated="1017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heitas" table:style-name="ta1">
        <table:table-column table:style-name="co1" table:default-cell-style-name="ce17"/>
        <table:table-column table:style-name="co6" table:default-cell-style-name="ce17"/>
        <table:table-column table:style-name="co3" table:number-columns-repeated="3" table:default-cell-style-name="ce18"/>
        <table:table-column table:style-name="co4" table:default-cell-style-name="ce22"/>
        <table:table-column table:style-name="co7" table:number-columns-repeated="6" table:default-cell-style-name="ce17"/>
        <table:table-column table:style-name="co4" table:number-columns-repeated="1012" table:default-cell-style-name="ce17"/>
        <table:table-row table:style-name="ro1">
          <table:table-cell table:style-name="ce16" office:value-type="string" calcext:value-type="string">
            <text:p>Indicador</text:p>
          </table:table-cell>
          <table:table-cell table:style-name="ce16" office:value-type="string" calcext:value-type="string">
            <text:p>Descrição</text:p>
          </table:table-cell>
          <table:table-cell table:style-name="ce16" office:value-type="string" calcext:value-type="string">
            <text:p>Unidade</text:p>
          </table:table-cell>
          <table:table-cell table:style-name="ce16" office:value-type="string" calcext:value-type="string">
            <text:p>Valor</text:p>
          </table:table-cell>
          <table:table-cell table:style-name="ce16" office:value-type="string" calcext:value-type="string">
            <text:p>Data</text:p>
          </table:table-cell>
          <table:table-cell table:style-name="ce21" office:value-type="string" calcext:value-type="string">
            <text:p>Fonte</text:p>
          </table:table-cell>
          <table:table-cell table:style-name="ce16" office:value-type="string" calcext:value-type="string">
            <text:p>0 - Galinha</text:p>
          </table:table-cell>
          <table:table-cell table:style-name="ce16" office:value-type="string" calcext:value-type="string">
            <text:p>1 - Cabra</text:p>
          </table:table-cell>
          <table:table-cell table:style-name="ce16" office:value-type="string" calcext:value-type="string">
            <text:p>2 - Codorna</text:p>
          </table:table-cell>
          <table:table-cell table:style-name="ce16" office:value-type="string" calcext:value-type="string">
            <text:p>3 - Porco</text:p>
          </table:table-cell>
          <table:table-cell table:style-name="ce16" office:value-type="string" calcext:value-type="string">
            <text:p>4 - Tilápia</text:p>
          </table:table-cell>
          <table:table-cell table:style-name="ce16" office:value-type="string" calcext:value-type="string">
            <text:p>5 – Pa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 0</text:p>
          </table:table-cell>
          <table:table-cell office:value-type="string" calcext:value-type="string">
            <text:p>Milh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 1</text:p>
          </table:table-cell>
          <table:table-cell office:value-type="string" calcext:value-type="string">
            <text:p>Mandioca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 2</text:p>
          </table:table-cell>
          <table:table-cell office:value-type="string" calcext:value-type="string">
            <text:p>Inham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 3</text:p>
          </table:table-cell>
          <table:table-cell office:value-type="string" calcext:value-type="string">
            <text:p>Batata doc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 4</text:p>
          </table:table-cell>
          <table:table-cell office:value-type="string" calcext:value-type="string">
            <text:p>Couv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 5</text:p>
          </table:table-cell>
          <table:table-cell office:value-type="string" calcext:value-type="string">
            <text:p>Taioba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 6</text:p>
          </table:table-cell>
          <table:table-cell office:value-type="string" calcext:value-type="string">
            <text:p>Cana-de-açúca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 7</text:p>
          </table:table-cell>
          <table:table-cell office:value-type="string" calcext:value-type="string">
            <text:p>Alfac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 8</text:p>
          </table:table-cell>
          <table:table-cell office:value-type="string" calcext:value-type="string">
            <text:p>Arroz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 9</text:p>
          </table:table-cell>
          <table:table-cell office:value-type="string" calcext:value-type="string">
            <text:p>Feijã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 10</text:p>
          </table:table-cell>
          <table:table-cell office:value-type="string" calcext:value-type="string">
            <text:p>Amendoim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 11</text:p>
          </table:table-cell>
          <table:table-cell office:value-type="string" calcext:value-type="string">
            <text:p>Melancia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 12</text:p>
          </table:table-cell>
          <table:table-cell office:value-type="string" calcext:value-type="string">
            <text:p>Abóbora maranhã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 13</text:p>
          </table:table-cell>
          <table:table-cell office:value-type="string" calcext:value-type="string">
            <text:p>Pimenta malague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YC 0</text:p>
          </table:table-cell>
          <table:table-cell office:value-type="string" calcext:value-type="string">
            <text:p>Quantidade colhida do cultivo 0 (milho) por m2.</text:p>
          </table:table-cell>
          <table:table-cell office:value-type="string" calcext:value-type="string">
            <text:p>kg / m2</text:p>
          </table:table-cell>
          <table:table-cell table:formula="of:=8203/10000" office:value-type="float" office:value="0.8203" calcext:value-type="float">
            <text:p>0,8203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ainfo.cnptia.embrapa.br/digital/bitstream/item/27037/1/Plantio.pdf" xlink:type="simple">https://ainfo.cnptia.embrapa.br/digital/bitstream/item/27037/1/Plantio.pdf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YC 1</text:p>
          </table:table-cell>
          <table:table-cell office:value-type="string" calcext:value-type="string">
            <text:p>Quantidade colhida do cultivo 1 (mandioca) por m2.</text:p>
          </table:table-cell>
          <table:table-cell office:value-type="string" calcext:value-type="string">
            <text:p>kg / m2</text:p>
          </table:table-cell>
          <table:table-cell table:formula="of:=(20*1000) / 10000" office:value-type="float" office:value="2" calcext:value-type="float">
            <text:p>2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sistemasdeproducao.cnptia.embrapa.br/FontesHTML/Mandioca/mandioca_cerrados/index.htm" xlink:type="simple">https://sistemasdeproducao.cnptia.embrapa.br/FontesHTML/Mandioca/mandioca_cerrados/index.htm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YC 2</text:p>
          </table:table-cell>
          <table:table-cell office:value-type="string" calcext:value-type="string">
            <text:p>Quantidade colhida do cultivo 2 (inhame) por m2.</text:p>
          </table:table-cell>
          <table:table-cell office:value-type="string" calcext:value-type="string">
            <text:p>kg / m2</text:p>
          </table:table-cell>
          <table:table-cell table:formula="of:=(20*1000)/10000" office:value-type="float" office:value="2" calcext:value-type="float">
            <text:p>2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://www.emater.ro.gov.br/ematerro/wp-content/uploads/2021/07/20210716-cultura-do-inhame.pdf" xlink:type="simple">http://www.emater.ro.gov.br/ematerro/wp-content/uploads/2021/07/20210716-cultura-do-inhame.pdf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YC 3</text:p>
          </table:table-cell>
          <table:table-cell office:value-type="string" calcext:value-type="string">
            <text:p>Quantidade colhida do cultivo 3 (batata doce) por m2.</text:p>
          </table:table-cell>
          <table:table-cell office:value-type="string" calcext:value-type="string">
            <text:p>kg / m2</text:p>
          </table:table-cell>
          <table:table-cell table:formula="of:=(50*1000)/10000" office:value-type="float" office:value="5" calcext:value-type="float">
            <text:p>5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brapa.br/hortalicas/batata-doce/introducao" xlink:type="simple">https://www.embrapa.br/hortalicas/batata-doce/introducao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YC 4</text:p>
          </table:table-cell>
          <table:table-cell office:value-type="string" calcext:value-type="string">
            <text:p>Quantidade colhida do cultivo 4 (couve) por m2.</text:p>
          </table:table-cell>
          <table:table-cell office:value-type="string" calcext:value-type="string">
            <text:p>molho / m2</text:p>
          </table:table-cell>
          <table:table-cell office:value-type="float" office:value="2" calcext:value-type="float">
            <text:p>2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brapa.br/documents/1355126/2502095/tabela+de+informações+para+o+plantio.docx+%281%29.pdf/66c01c27-30bf-8de4-9691-0dd365746d3f" xlink:type="simple">https://www.embrapa.br/documents/1355126/2502095/tabela+de+informa%C3%A7%C3%B5es+para+o+plantio.docx+%281%29.pdf/66c01c27-30bf-8de4-9691-0dd365746d3f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YC 5</text:p>
          </table:table-cell>
          <table:table-cell office:value-type="string" calcext:value-type="string">
            <text:p>Quantidade colhida do cultivo 5 (taioba) por m2.</text:p>
          </table:table-cell>
          <table:table-cell office:value-type="string" calcext:value-type="string">
            <text:p>molho / m2</text:p>
          </table:table-cell>
          <table:table-cell office:value-type="float" office:value="2" calcext:value-type="float">
            <text:p>2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brapa.br/documents/1355126/2502095/tabela+de+informações+para+o+plantio.docx+%281%29.pdf/66c01c27-30bf-8de4-9691-0dd365746d3f" xlink:type="simple">https://www.embrapa.br/documents/1355126/2502095/tabela+de+informa%C3%A7%C3%B5es+para+o+plantio.docx+%281%29.pdf/66c01c27-30bf-8de4-9691-0dd365746d3f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YC 6</text:p>
          </table:table-cell>
          <table:table-cell office:value-type="string" calcext:value-type="string">
            <text:p>Quantidade colhida do cultivo 6 (cana) por m2.</text:p>
          </table:table-cell>
          <table:table-cell office:value-type="string" calcext:value-type="string">
            <text:p>kg / m2</text:p>
          </table:table-cell>
          <table:table-cell table:formula="of:=(74*1000)/10000" office:value-type="float" office:value="7.4" calcext:value-type="float">
            <text:p>7,4</text:p>
          </table:table-cell>
          <table:table-cell table:style-name="ce2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s://www.embrapa.br/visao-de-futuro/trajetoria-do-agro/desempenho-recente-do-agro/cana-de-acucar" xlink:type="simple">https://www.embrapa.br/visao-de-futuro/trajetoria-do-agro/desempenho-recente-do-agro/cana-de-acucar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YC 7</text:p>
          </table:table-cell>
          <table:table-cell office:value-type="string" calcext:value-type="string">
            <text:p>Quantidade colhida do cultivo 7 (alface) por m2.</text:p>
          </table:table-cell>
          <table:table-cell office:value-type="string" calcext:value-type="string">
            <text:p>pés / m2</text:p>
          </table:table-cell>
          <table:table-cell office:value-type="float" office:value="16" calcext:value-type="float">
            <text:p>16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brapa.br/documents/1355126/2502095/tabela+de+informações+para+o+plantio.docx+%281%29.pdf/66c01c27-30bf-8de4-9691-0dd365746d3f" xlink:type="simple">https://www.embrapa.br/documents/1355126/2502095/tabela+de+informa%C3%A7%C3%B5es+para+o+plantio.docx+%281%29.pdf/66c01c27-30bf-8de4-9691-0dd365746d3f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YC 8</text:p>
          </table:table-cell>
          <table:table-cell office:value-type="string" calcext:value-type="string">
            <text:p>Quantidade colhida do cultivo 8 (arroz) por m2.</text:p>
          </table:table-cell>
          <table:table-cell office:value-type="string" calcext:value-type="string">
            <text:p>kg / m2</text:p>
          </table:table-cell>
          <table:table-cell table:formula="of:=6569/10000" office:value-type="float" office:value="0.6569" calcext:value-type="float">
            <text:p>0,6569</text:p>
          </table:table-cell>
          <table:table-cell table:style-name="ce2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s://www.embrapa.br/agencia-de-informacao-tecnologica/cultivos/arroz" xlink:type="simple">https://www.embrapa.br/agencia-de-informacao-tecnologica/cultivos/arroz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YC 9</text:p>
          </table:table-cell>
          <table:table-cell office:value-type="string" calcext:value-type="string">
            <text:p>Quantidade colhida do cultivo 9 (feijão) por m2.</text:p>
          </table:table-cell>
          <table:table-cell office:value-type="string" calcext:value-type="string">
            <text:p>kg / m2</text:p>
          </table:table-cell>
          <table:table-cell office:value-type="float" office:value="2" calcext:value-type="float">
            <text:p>2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brapa.br/documents/1355126/2502095/tabela+de+informações+para+o+plantio.docx+%281%29.pdf/66c01c27-30bf-8de4-9691-0dd365746d3f" xlink:type="simple">https://www.embrapa.br/documents/1355126/2502095/tabela+de+informa%C3%A7%C3%B5es+para+o+plantio.docx+%281%29.pdf/66c01c27-30bf-8de4-9691-0dd365746d3f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YC 10</text:p>
          </table:table-cell>
          <table:table-cell office:value-type="string" calcext:value-type="string">
            <text:p>Quantidade colhida do cultivo 10 (amendoim) por m2.</text:p>
          </table:table-cell>
          <table:table-cell office:value-type="string" calcext:value-type="string">
            <text:p>kg / m2</text:p>
          </table:table-cell>
          <table:table-cell table:formula="of:=5000/10000" office:value-type="float" office:value="0.5" calcext:value-type="float">
            <text:p>0,5</text:p>
          </table:table-cell>
          <table:table-cell table:style-name="ce2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s://www.embrapa.br/busca-de-noticias/-/noticia/80216366/embrapa-lanca-tres-cultivares-de-amendoim-na-agrishow-2023" xlink:type="simple">https://www.embrapa.br/busca-de-noticias/-/noticia/80216366/embrapa-lanca-tres-cultivares-de-amendoim-na-agrishow-2023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YC 11</text:p>
          </table:table-cell>
          <table:table-cell office:value-type="string" calcext:value-type="string">
            <text:p>Quantidade colhida do cultivo 11 (melancia) por m2.</text:p>
          </table:table-cell>
          <table:table-cell office:value-type="string" calcext:value-type="string">
            <text:p>kg / m2</text:p>
          </table:table-cell>
          <table:table-cell office:value-type="float" office:value="4" calcext:value-type="float">
            <text:p>4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brapa.br/documents/1355126/2502095/tabela+de+informações+para+o+plantio.docx+%281%29.pdf/66c01c27-30bf-8de4-9691-0dd365746d3f" xlink:type="simple">https://www.embrapa.br/documents/1355126/2502095/tabela+de+informa%C3%A7%C3%B5es+para+o+plantio.docx+%281%29.pdf/66c01c27-30bf-8de4-9691-0dd365746d3f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YC 12</text:p>
          </table:table-cell>
          <table:table-cell office:value-type="string" calcext:value-type="string">
            <text:p>Quantidade colhida do cultivo 12 (abóbora maranhão) por m2.</text:p>
          </table:table-cell>
          <table:table-cell office:value-type="string" calcext:value-type="string">
            <text:p>kg / m2</text:p>
          </table:table-cell>
          <table:table-cell office:value-type="float" office:value="1" calcext:value-type="float">
            <text:p>1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brapa.br/documents/1355126/2502095/tabela+de+informações+para+o+plantio.docx+%281%29.pdf/66c01c27-30bf-8de4-9691-0dd365746d3f" xlink:type="simple">https://www.embrapa.br/documents/1355126/2502095/tabela+de+informa%C3%A7%C3%B5es+para+o+plantio.docx+%281%29.pdf/66c01c27-30bf-8de4-9691-0dd365746d3f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YC 13</text:p>
          </table:table-cell>
          <table:table-cell office:value-type="string" calcext:value-type="string">
            <text:p>Quantidade colhida do cultivo 13 (pimenta malagueta) por m2.</text:p>
          </table:table-cell>
          <table:table-cell office:value-type="string" calcext:value-type="string">
            <text:p>kg / m2</text:p>
          </table:table-cell>
          <table:table-cell office:value-type="float" office:value="1" calcext:value-type="float">
            <text:p>1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brapa.br/documents/1355126/2502095/tabela+de+informações+para+o+plantio.docx+%281%29.pdf/66c01c27-30bf-8de4-9691-0dd365746d3f" xlink:type="simple">https://www.embrapa.br/documents/1355126/2502095/tabela+de+informa%C3%A7%C3%B5es+para+o+plantio.docx+%281%29.pdf/66c01c27-30bf-8de4-9691-0dd365746d3f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C 0</text:p>
          </table:table-cell>
          <table:table-cell office:value-type="string" calcext:value-type="string">
            <text:p>Necessidade de adubação por mês para o cultivo 0 (milho).</text:p>
          </table:table-cell>
          <table:table-cell office:value-type="string" calcext:value-type="string">
            <text:p>kg / (m2 . mês)</text:p>
          </table:table-cell>
          <table:table-cell table:formula="of:=120/10000" office:value-type="float" office:value="0.012" calcext:value-type="float">
            <text:p>0,012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brapa.br/agencia-de-informacao-tecnologica/cultivos/milho/producao/manejo-do-solo-e-adubacao/adubacao-e-fertilidade-do-solo/adubacao-mineral" xlink:type="simple">https://www.embrapa.br/agencia-de-informacao-tecnologica/cultivos/milho/producao/manejo-do-solo-e-adubacao/adubacao-e-fertilidade-do-solo/adubacao-mineral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C 1</text:p>
          </table:table-cell>
          <table:table-cell office:value-type="string" calcext:value-type="string">
            <text:p>Necessidade de adubação por mês para o cultivo 1 (mandioca).</text:p>
          </table:table-cell>
          <table:table-cell office:value-type="string" calcext:value-type="string">
            <text:p>kg / (m2 . mês)</text:p>
          </table:table-cell>
          <table:table-cell table:formula="of:=40/10000" office:value-type="float" office:value="0.004" calcext:value-type="float">
            <text:p>0,004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sistemasdeproducao.cnptia.embrapa.br/FontesHTML/Mandioca/mandioca_cerrados/index.htm" xlink:type="simple">https://sistemasdeproducao.cnptia.embrapa.br/FontesHTML/Mandioca/mandioca_cerrados/index.htm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C 2</text:p>
          </table:table-cell>
          <table:table-cell office:value-type="string" calcext:value-type="string">
            <text:p>Necessidade de adubação por mês para o cultivo 2 (inhame).</text:p>
          </table:table-cell>
          <table:table-cell office:value-type="string" calcext:value-type="string">
            <text:p>kg / (m2 . mês)</text:p>
          </table:table-cell>
          <table:table-cell table:formula="of:=(20+90+70)/10000" office:value-type="float" office:value="0.018" calcext:value-type="float">
            <text:p>0,018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://www.emater.ro.gov.br/ematerro/wp-content/uploads/2021/07/20210716-cultura-do-inhame.pdf" xlink:type="simple">http://www.emater.ro.gov.br/ematerro/wp-content/uploads/2021/07/20210716-cultura-do-inhame.pdf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C 3</text:p>
          </table:table-cell>
          <table:table-cell office:value-type="string" calcext:value-type="string">
            <text:p>Necessidade de adubação por mês para o cultivo 3 (batata doce).</text:p>
          </table:table-cell>
          <table:table-cell office:value-type="string" calcext:value-type="string">
            <text:p>kg / (m2 . mês)</text:p>
          </table:table-cell>
          <table:table-cell table:formula="of:=(3*1000)/10000" office:value-type="float" office:value="0.3" calcext:value-type="float">
            <text:p>0,3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brapa.br/hortalicas/batata-doce/introducao" xlink:type="simple">https://www.embrapa.br/hortalicas/batata-doce/introducao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C 4</text:p>
          </table:table-cell>
          <table:table-cell office:value-type="string" calcext:value-type="string">
            <text:p>Necessidade de adubação por mês para o cultivo 4 (couve).</text:p>
          </table:table-cell>
          <table:table-cell office:value-type="string" calcext:value-type="string">
            <text:p>kg / (m2 . mês)</text:p>
          </table:table-cell>
          <table:table-cell table:formula="of:=0.1*2" office:value-type="float" office:value="0.2" calcext:value-type="float">
            <text:p>0,2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infoteca.cnptia.embrapa.br/infoteca/bitstream/doc/112928/1/Ocultivodehortalicas.pdf" xlink:type="simple">https://www.infoteca.cnptia.embrapa.br/infoteca/bitstream/doc/112928/1/Ocultivodehortalicas.pdf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C 5</text:p>
          </table:table-cell>
          <table:table-cell office:value-type="string" calcext:value-type="string">
            <text:p>Necessidade de adubação por mês para o cultivo 5 (taioba).</text:p>
          </table:table-cell>
          <table:table-cell office:value-type="string" calcext:value-type="string">
            <text:p>kg / (m2 . mês)</text:p>
          </table:table-cell>
          <table:table-cell table:formula="of:=0.1*2" office:value-type="float" office:value="0.2" calcext:value-type="float">
            <office:annotation draw:style-name="gr1" draw:text-style-name="P2" svg:width="2.899cm" svg:height="1.799cm" svg:x="23.972cm" svg:y="16.492cm" draw:caption-point-x="-0.61cm" draw:caption-point-y="1.51cm">
              <dc:date>2024-04-16T00:00:00</dc:date>
              <text:p text:style-name="P1"><text:span text:style-name="T1">Copiado da couve.</text:span></text:p>
            </office:annotation>
            <text:p>0,2</text:p>
          </table:table-cell>
          <table:table-cell table:style-name="ce20" office:value-type="date" office:date-value="2024-04-16" calcext:value-type="date">
            <text:p>2024-04-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C 6</text:p>
          </table:table-cell>
          <table:table-cell office:value-type="string" calcext:value-type="string">
            <text:p>Necessidade de adubação por mês para o cultivo 6 (cana).</text:p>
          </table:table-cell>
          <table:table-cell office:value-type="string" calcext:value-type="string">
            <text:p>kg / (m2 . mês)</text:p>
          </table:table-cell>
          <table:table-cell table:formula="of:=150/10000" office:value-type="float" office:value="0.015" calcext:value-type="float">
            <text:p>0,015</text:p>
          </table:table-cell>
          <table:table-cell table:style-name="ce2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s://www.embrapa.br/agencia-de-informacao-tecnologica/cultivos/cana/producao/correcao-e-adubacao" xlink:type="simple">https://www.embrapa.br/agencia-de-informacao-tecnologica/cultivos/cana/producao/correcao-e-adubacao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C 7</text:p>
          </table:table-cell>
          <table:table-cell office:value-type="string" calcext:value-type="string">
            <text:p>Necessidade de adubação por mês para o cultivo 7 (alface).</text:p>
          </table:table-cell>
          <table:table-cell office:value-type="string" calcext:value-type="string">
            <text:p>kg / (m2 . mês)</text:p>
          </table:table-cell>
          <table:table-cell office:value-type="float" office:value="0.03" calcext:value-type="float">
            <text:p>0,03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infoteca.cnptia.embrapa.br/infoteca/bitstream/doc/112928/1/Ocultivodehortalicas.pdf" xlink:type="simple">https://www.infoteca.cnptia.embrapa.br/infoteca/bitstream/doc/112928/1/Ocultivodehortalicas.pdf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C 8</text:p>
          </table:table-cell>
          <table:table-cell office:value-type="string" calcext:value-type="string">
            <text:p>Necessidade de adubação por mês para o cultivo 8 (arroz).</text:p>
          </table:table-cell>
          <table:table-cell office:value-type="string" calcext:value-type="string">
            <text:p>kg / (m2 . mês)</text:p>
          </table:table-cell>
          <table:table-cell table:formula="of:=50/10000" office:value-type="float" office:value="0.005" calcext:value-type="float">
            <text:p>0,005</text:p>
          </table:table-cell>
          <table:table-cell table:style-name="ce2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s://www.embrapa.br/agencia-de-informacao-tecnologica/cultivos/arroz/producao/sistema-de-cultivo/arroz-irrigado-na-regiao-tropical/correcao-do-solo-e-adubacao/fertilizacao-do-solo" xlink:type="simple">https://www.embrapa.br/agencia-de-informacao-tecnologica/cultivos/arroz/producao/sistema-de-cultivo/arroz-irrigado-na-regiao-tropical/correcao-do-solo-e-adubacao/fertilizacao-do-solo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C 9</text:p>
          </table:table-cell>
          <table:table-cell office:value-type="string" calcext:value-type="string">
            <text:p>Necessidade de adubação por mês para o cultivo 9 (feijão).</text:p>
          </table:table-cell>
          <table:table-cell office:value-type="string" calcext:value-type="string">
            <text:p>kg / (m2 . mês)</text:p>
          </table:table-cell>
          <table:table-cell office:value-type="float" office:value="0.05" calcext:value-type="float">
            <text:p>0,05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brapa.br/agencia-de-informacao-tecnologica/cultivos/feijao/producao/adubacao" xlink:type="simple">https://www.embrapa.br/agencia-de-informacao-tecnologica/cultivos/feijao/producao/adubacao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C 10</text:p>
          </table:table-cell>
          <table:table-cell office:value-type="string" calcext:value-type="string">
            <text:p>Necessidade de adubação por mês para o cultivo 10 (amendoim).</text:p>
          </table:table-cell>
          <table:table-cell office:value-type="string" calcext:value-type="string">
            <text:p>kg / (m2 . mês)</text:p>
          </table:table-cell>
          <table:table-cell table:formula="of:=250/10000" office:value-type="float" office:value="0.025" calcext:value-type="float">
            <text:p>0,025</text:p>
          </table:table-cell>
          <table:table-cell table:style-name="ce2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s://www.infoteca.cnptia.embrapa.br/bitstream/doc/407128/1/com.tec.88.pdf" xlink:type="simple">https://www.infoteca.cnptia.embrapa.br/bitstream/doc/407128/1/com.tec.88.pdf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C 11</text:p>
          </table:table-cell>
          <table:table-cell office:value-type="string" calcext:value-type="string">
            <text:p>Necessidade de adubação por mês para o cultivo 11 (melancia).</text:p>
          </table:table-cell>
          <table:table-cell office:value-type="string" calcext:value-type="string">
            <text:p>kg / (m2 . mês)</text:p>
          </table:table-cell>
          <table:table-cell office:value-type="float" office:value="0.02" calcext:value-type="float">
            <text:p>0,02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infoteca.cnptia.embrapa.br/infoteca/bitstream/doc/112928/1/Ocultivodehortalicas.pdf" xlink:type="simple">https://www.infoteca.cnptia.embrapa.br/infoteca/bitstream/doc/112928/1/Ocultivodehortalicas.pdf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C 12</text:p>
          </table:table-cell>
          <table:table-cell office:value-type="string" calcext:value-type="string">
            <text:p>Necessidade de adubação por mês para o cultivo 12 (abóbora maranhão).</text:p>
          </table:table-cell>
          <table:table-cell office:value-type="string" calcext:value-type="string">
            <text:p>kg / (m2 . mês)</text:p>
          </table:table-cell>
          <table:table-cell office:value-type="float" office:value="0.3" calcext:value-type="float">
            <text:p>0,3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infoteca.cnptia.embrapa.br/infoteca/bitstream/doc/112928/1/Ocultivodehortalicas.pdf" xlink:type="simple">https://www.infoteca.cnptia.embrapa.br/infoteca/bitstream/doc/112928/1/Ocultivodehortalicas.pdf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C 13</text:p>
          </table:table-cell>
          <table:table-cell office:value-type="string" calcext:value-type="string">
            <text:p>Necessidade de adubação por mês para o cultivo 13 (pimenta malagueta).</text:p>
          </table:table-cell>
          <table:table-cell office:value-type="string" calcext:value-type="string">
            <text:p>kg / (m2 . mês)</text:p>
          </table:table-cell>
          <table:table-cell office:value-type="float" office:value="0.22" calcext:value-type="float">
            <text:p>0,22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infoteca.cnptia.embrapa.br/infoteca/bitstream/doc/112928/1/Ocultivodehortalicas.pdf" xlink:type="simple">https://www.infoteca.cnptia.embrapa.br/infoteca/bitstream/doc/112928/1/Ocultivodehortalicas.pdf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AC 0</text:p>
          </table:table-cell>
          <table:table-cell office:value-type="string" calcext:value-type="string">
            <text:p>Utilização do cultivo 0 (milho) para alimentar animais.</text:p>
          </table:table-cell>
          <table:table-cell office:value-type="string" calcext:value-type="string">
            <text:p>bo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AC 1</text:p>
          </table:table-cell>
          <table:table-cell office:value-type="string" calcext:value-type="string">
            <text:p>Utilização do cultivo 1 (mandioca) para alimentar animais.</text:p>
          </table:table-cell>
          <table:table-cell office:value-type="string" calcext:value-type="string">
            <text:p>bool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AC 2</text:p>
          </table:table-cell>
          <table:table-cell office:value-type="string" calcext:value-type="string">
            <text:p>Utilização do cultivo 2 (inhame) para alimentar animais.</text:p>
          </table:table-cell>
          <table:table-cell office:value-type="string" calcext:value-type="string">
            <text:p>bool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AC 3</text:p>
          </table:table-cell>
          <table:table-cell office:value-type="string" calcext:value-type="string">
            <text:p>Utilização do cultivo 3 (batata doce) para alimentar animais.</text:p>
          </table:table-cell>
          <table:table-cell office:value-type="string" calcext:value-type="string">
            <text:p>bool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AC 4</text:p>
          </table:table-cell>
          <table:table-cell office:value-type="string" calcext:value-type="string">
            <text:p>Utilização do cultivo 4 (couve) para alimentar animais.</text:p>
          </table:table-cell>
          <table:table-cell office:value-type="string" calcext:value-type="string">
            <text:p>bool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AC 5</text:p>
          </table:table-cell>
          <table:table-cell office:value-type="string" calcext:value-type="string">
            <text:p>Utilização do cultivo 5 (taioba) para alimentar animais.</text:p>
          </table:table-cell>
          <table:table-cell office:value-type="string" calcext:value-type="string">
            <text:p>bool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AC 6</text:p>
          </table:table-cell>
          <table:table-cell office:value-type="string" calcext:value-type="string">
            <text:p>Utilização do cultivo 6 (cana) para alimentar animais.</text:p>
          </table:table-cell>
          <table:table-cell office:value-type="string" calcext:value-type="string">
            <text:p>bool</text:p>
          </table:table-cell>
          <table:table-cell table:number-columns-repeated="3"/>
          <table:table-cell table:number-columns-repeated="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AC 7</text:p>
          </table:table-cell>
          <table:table-cell office:value-type="string" calcext:value-type="string">
            <text:p>Utilização do cultivo 7 (alface) para alimentar animais.</text:p>
          </table:table-cell>
          <table:table-cell office:value-type="string" calcext:value-type="string">
            <text:p>bo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AC 8</text:p>
          </table:table-cell>
          <table:table-cell office:value-type="string" calcext:value-type="string">
            <text:p>Utilização do cultivo 8 (arroz) para alimentar animais.</text:p>
          </table:table-cell>
          <table:table-cell office:value-type="string" calcext:value-type="string">
            <text:p>bo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AC 9</text:p>
          </table:table-cell>
          <table:table-cell office:value-type="string" calcext:value-type="string">
            <text:p>Utilização do cultivo 9 (feijão) para alimentar animais.</text:p>
          </table:table-cell>
          <table:table-cell office:value-type="string" calcext:value-type="string">
            <text:p>bo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AC 10</text:p>
          </table:table-cell>
          <table:table-cell office:value-type="string" calcext:value-type="string">
            <text:p>Utilização do cultivo 10 (amendoim) para alimentar animais.</text:p>
          </table:table-cell>
          <table:table-cell office:value-type="string" calcext:value-type="string">
            <text:p>bool</text:p>
          </table:table-cell>
          <table:table-cell table:number-columns-repeated="3"/>
          <table:table-cell table:number-columns-repeated="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AC 11</text:p>
          </table:table-cell>
          <table:table-cell office:value-type="string" calcext:value-type="string">
            <text:p>Utilização do cultivo 11 (melancia) para alimentar animais.</text:p>
          </table:table-cell>
          <table:table-cell office:value-type="string" calcext:value-type="string">
            <text:p>bool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AC 12</text:p>
          </table:table-cell>
          <table:table-cell office:value-type="string" calcext:value-type="string">
            <text:p>Utilização do cultivo 12 (abobora maranhão) para alimentar animais.</text:p>
          </table:table-cell>
          <table:table-cell office:value-type="string" calcext:value-type="string">
            <text:p>bool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AC 13</text:p>
          </table:table-cell>
          <table:table-cell office:value-type="string" calcext:value-type="string">
            <text:p>Utilização do cultivo 13 (pimenta malagueta) para alimentar animais.</text:p>
          </table:table-cell>
          <table:table-cell office:value-type="string" calcext:value-type="string">
            <text:p>bool</text:p>
          </table:table-cell>
          <table:table-cell table:number-columns-repeated="3"/>
          <table:table-cell table:number-columns-repeated="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C 0</text:p>
          </table:table-cell>
          <table:table-cell office:value-type="string" calcext:value-type="string">
            <text:p>Tempo de crescimento do cultivo 0 (milho) em meses</text:p>
          </table:table-cell>
          <table:table-cell office:value-type="string" calcext:value-type="string">
            <text:p>mês</text:p>
          </table:table-cell>
          <table:table-cell office:value-type="float" office:value="3" calcext:value-type="float">
            <text:p>3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brapa.br/agencia-de-informacao-tecnologica/cultivos/milho/producao/sistemas-diferenciais-de-cultivo/milho-verde" xlink:type="simple">https://www.embrapa.br/agencia-de-informacao-tecnologica/cultivos/milho/producao/sistemas-diferenciais-de-cultivo/milho-verde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C 1</text:p>
          </table:table-cell>
          <table:table-cell office:value-type="string" calcext:value-type="string">
            <text:p>Tempo de crescimento do cultivo 1 (mandioca) em meses</text:p>
          </table:table-cell>
          <table:table-cell office:value-type="string" calcext:value-type="string">
            <text:p>mês</text:p>
          </table:table-cell>
          <table:table-cell office:value-type="float" office:value="9" calcext:value-type="float">
            <text:p>9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sistemasdeproducao.cnptia.embrapa.br/FontesHTML/Mandioca/mandioca_cerrados/index.htm" xlink:type="simple">https://sistemasdeproducao.cnptia.embrapa.br/FontesHTML/Mandioca/mandioca_cerrados/index.htm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C 2</text:p>
          </table:table-cell>
          <table:table-cell office:value-type="string" calcext:value-type="string">
            <text:p>Tempo de crescimento do cultivo 2 (inhame) em meses</text:p>
          </table:table-cell>
          <table:table-cell office:value-type="string" calcext:value-type="string">
            <text:p>mês</text:p>
          </table:table-cell>
          <table:table-cell table:formula="of:=180/30" office:value-type="float" office:value="6" calcext:value-type="float">
            <text:p>6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://www.emater.ro.gov.br/ematerro/wp-content/uploads/2021/07/20210716-cultura-do-inhame.pdf" xlink:type="simple">http://www.emater.ro.gov.br/ematerro/wp-content/uploads/2021/07/20210716-cultura-do-inhame.pdf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C 3</text:p>
          </table:table-cell>
          <table:table-cell office:value-type="string" calcext:value-type="string">
            <text:p>Tempo de crescimento do cultivo 3 (batata doce) em meses</text:p>
          </table:table-cell>
          <table:table-cell office:value-type="string" calcext:value-type="string">
            <text:p>mês</text:p>
          </table:table-cell>
          <table:table-cell office:value-type="float" office:value="2" calcext:value-type="float">
            <text:p>2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brapa.br/hortalicas/batata-doce/introducao" xlink:type="simple">https://www.embrapa.br/hortalicas/batata-doce/introducao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C 4</text:p>
          </table:table-cell>
          <table:table-cell office:value-type="string" calcext:value-type="string">
            <text:p>Tempo de crescimento do cultivo 4 (couve) em meses</text:p>
          </table:table-cell>
          <table:table-cell office:value-type="string" calcext:value-type="string">
            <text:p>mês</text:p>
          </table:table-cell>
          <table:table-cell table:formula="of:=90/30" office:value-type="float" office:value="3" calcext:value-type="float">
            <text:p>3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brapa.br/documents/1355126/2502095/tabela+de+informações+para+o+plantio.docx+%281%29.pdf/66c01c27-30bf-8de4-9691-0dd365746d3f" xlink:type="simple">https://www.embrapa.br/documents/1355126/2502095/tabela+de+informa%C3%A7%C3%B5es+para+o+plantio.docx+%281%29.pdf/66c01c27-30bf-8de4-9691-0dd365746d3f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C 5</text:p>
          </table:table-cell>
          <table:table-cell office:value-type="string" calcext:value-type="string">
            <text:p>Tempo de crescimento do cultivo 5 (taioba) em meses</text:p>
          </table:table-cell>
          <table:table-cell office:value-type="string" calcext:value-type="string">
            <text:p>mês</text:p>
          </table:table-cell>
          <table:table-cell office:value-type="float" office:value="3" calcext:value-type="float">
            <text:p>3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brapa.br/documents/1355126/2502095/tabela+de+informações+para+o+plantio.docx+%281%29.pdf/66c01c27-30bf-8de4-9691-0dd365746d3f" xlink:type="simple">https://www.embrapa.br/documents/1355126/2502095/tabela+de+informa%C3%A7%C3%B5es+para+o+plantio.docx+%281%29.pdf/66c01c27-30bf-8de4-9691-0dd365746d3f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C 6</text:p>
          </table:table-cell>
          <table:table-cell office:value-type="string" calcext:value-type="string">
            <text:p>Tempo de crescimento do cultivo 6 (cana) em meses</text:p>
          </table:table-cell>
          <table:table-cell office:value-type="string" calcext:value-type="string">
            <text:p>mês</text:p>
          </table:table-cell>
          <table:table-cell office:value-type="float" office:value="12" calcext:value-type="float">
            <text:p>12</text:p>
          </table:table-cell>
          <table:table-cell table:style-name="ce2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s://www.embrapa.br/agencia-de-informacao-tecnologica/cultivos/cana" xlink:type="simple">https://www.embrapa.br/agencia-de-informacao-tecnologica/cultivos/cana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C 7</text:p>
          </table:table-cell>
          <table:table-cell office:value-type="string" calcext:value-type="string">
            <text:p>Tempo de crescimento do cultivo 7 (alface) em meses</text:p>
          </table:table-cell>
          <table:table-cell office:value-type="string" calcext:value-type="string">
            <text:p>mês</text:p>
          </table:table-cell>
          <table:table-cell office:value-type="float" office:value="2" calcext:value-type="float">
            <text:p>2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brapa.br/documents/1355126/2502095/tabela+de+informações+para+o+plantio.docx+%281%29.pdf/66c01c27-30bf-8de4-9691-0dd365746d3f" xlink:type="simple">https://www.embrapa.br/documents/1355126/2502095/tabela+de+informa%C3%A7%C3%B5es+para+o+plantio.docx+%281%29.pdf/66c01c27-30bf-8de4-9691-0dd365746d3f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C 8</text:p>
          </table:table-cell>
          <table:table-cell office:value-type="string" calcext:value-type="string">
            <text:p>Tempo de crescimento do cultivo 8 (arroz) em meses</text:p>
          </table:table-cell>
          <table:table-cell office:value-type="string" calcext:value-type="string">
            <text:p>mês</text:p>
          </table:table-cell>
          <table:table-cell table:formula="of:=120/30" office:value-type="float" office:value="4" calcext:value-type="float">
            <text:p>4</text:p>
          </table:table-cell>
          <table:table-cell table:style-name="ce2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s://ainfo.cnptia.embrapa.br/digital/bitstream/item/100485/1/Encarte.pdf" xlink:type="simple">https://ainfo.cnptia.embrapa.br/digital/bitstream/item/100485/1/Encarte.pdf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C 9</text:p>
          </table:table-cell>
          <table:table-cell office:value-type="string" calcext:value-type="string">
            <text:p>Tempo de crescimento do cultivo 9 (feijão) em meses</text:p>
          </table:table-cell>
          <table:table-cell office:value-type="string" calcext:value-type="string">
            <text:p>mês</text:p>
          </table:table-cell>
          <table:table-cell office:value-type="float" office:value="3" calcext:value-type="float">
            <text:p>3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brapa.br/documents/1355126/2502095/tabela+de+informações+para+o+plantio.docx+%281%29.pdf/66c01c27-30bf-8de4-9691-0dd365746d3f" xlink:type="simple">https://www.embrapa.br/documents/1355126/2502095/tabela+de+informa%C3%A7%C3%B5es+para+o+plantio.docx+%281%29.pdf/66c01c27-30bf-8de4-9691-0dd365746d3f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C 10</text:p>
          </table:table-cell>
          <table:table-cell office:value-type="string" calcext:value-type="string">
            <text:p>Tempo de crescimento do cultivo 10 (amendoim) em meses</text:p>
          </table:table-cell>
          <table:table-cell office:value-type="string" calcext:value-type="string">
            <text:p>mês</text:p>
          </table:table-cell>
          <table:table-cell table:formula="of:=120/30" office:value-type="float" office:value="4" calcext:value-type="float">
            <text:p>4</text:p>
          </table:table-cell>
          <table:table-cell table:style-name="ce2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s://www.embrapa.br/agrossilvipastoril/sitio-tecnologico/trilha-tecnologica/tecnologias/culturas/amendoim" xlink:type="simple">https://www.embrapa.br/agrossilvipastoril/sitio-tecnologico/trilha-tecnologica/tecnologias/culturas/amendoim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C 11</text:p>
          </table:table-cell>
          <table:table-cell office:value-type="string" calcext:value-type="string">
            <text:p>Tempo de crescimento do cultivo 11 (melancia) em meses</text:p>
          </table:table-cell>
          <table:table-cell office:value-type="string" calcext:value-type="string">
            <text:p>mês</text:p>
          </table:table-cell>
          <table:table-cell office:value-type="float" office:value="3" calcext:value-type="float">
            <text:p>3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brapa.br/documents/1355126/2502095/tabela+de+informações+para+o+plantio.docx+%281%29.pdf/66c01c27-30bf-8de4-9691-0dd365746d3f" xlink:type="simple">https://www.embrapa.br/documents/1355126/2502095/tabela+de+informa%C3%A7%C3%B5es+para+o+plantio.docx+%281%29.pdf/66c01c27-30bf-8de4-9691-0dd365746d3f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C 12</text:p>
          </table:table-cell>
          <table:table-cell office:value-type="string" calcext:value-type="string">
            <text:p>Tempo de crescimento do cultivo 12 (abóbora maranhão) em meses</text:p>
          </table:table-cell>
          <table:table-cell office:value-type="string" calcext:value-type="string">
            <text:p>mês</text:p>
          </table:table-cell>
          <table:table-cell office:value-type="float" office:value="3" calcext:value-type="float">
            <text:p>3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brapa.br/documents/1355126/2502095/tabela+de+informações+para+o+plantio.docx+%281%29.pdf/66c01c27-30bf-8de4-9691-0dd365746d3f" xlink:type="simple">https://www.embrapa.br/documents/1355126/2502095/tabela+de+informa%C3%A7%C3%B5es+para+o+plantio.docx+%281%29.pdf/66c01c27-30bf-8de4-9691-0dd365746d3f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C 13</text:p>
          </table:table-cell>
          <table:table-cell office:value-type="string" calcext:value-type="string">
            <text:p>Tempo de crescimento do cultivo 13 (pimenta malagueta) em meses</text:p>
          </table:table-cell>
          <table:table-cell office:value-type="string" calcext:value-type="string">
            <text:p>mês</text:p>
          </table:table-cell>
          <table:table-cell office:value-type="float" office:value="3" calcext:value-type="float">
            <text:p>3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brapa.br/documents/1355126/2502095/tabela+de+informações+para+o+plantio.docx+%281%29.pdf/66c01c27-30bf-8de4-9691-0dd365746d3f" xlink:type="simple">https://www.embrapa.br/documents/1355126/2502095/tabela+de+informa%C3%A7%C3%B5es+para+o+plantio.docx+%281%29.pdf/66c01c27-30bf-8de4-9691-0dd365746d3f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CC 0</text:p>
          </table:table-cell>
          <table:table-cell office:value-type="string" calcext:value-type="string">
            <text:p>Demanda do cultivo 0 (milho) que pode ser vendida</text:p>
          </table:table-cell>
          <table:table-cell office:value-type="string" calcext:value-type="string">
            <text:p>kg / mês</text:p>
          </table:table-cell>
          <table:table-cell table:formula="of:=4*20" office:value-type="float" office:value="80" calcext:value-type="float">
            <text:p>80</text:p>
          </table:table-cell>
          <table:table-cell table:style-name="ce20" office:value-type="date" office:date-value="2024-04-27" calcext:value-type="date">
            <text:p>2024-04-27</text:p>
          </table:table-cell>
          <table:table-cell office:value-type="string" calcext:value-type="string">
            <text:p>Estimativa de venda via questionamento aos feiran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CC 1</text:p>
          </table:table-cell>
          <table:table-cell office:value-type="string" calcext:value-type="string">
            <text:p>Demanda do cultivo 1 (mandioca) que pode ser vendida</text:p>
          </table:table-cell>
          <table:table-cell office:value-type="string" calcext:value-type="string">
            <text:p>kg / mês</text:p>
          </table:table-cell>
          <table:table-cell table:formula="of:=4*20" office:value-type="float" office:value="80" calcext:value-type="float">
            <text:p>80</text:p>
          </table:table-cell>
          <table:table-cell table:style-name="ce20" office:value-type="date" office:date-value="2024-04-27" calcext:value-type="date">
            <text:p>2024-04-27</text:p>
          </table:table-cell>
          <table:table-cell office:value-type="string" calcext:value-type="string">
            <text:p>Estimativa de venda via questionamento aos feiran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CC 2</text:p>
          </table:table-cell>
          <table:table-cell office:value-type="string" calcext:value-type="string">
            <text:p>Demanda do cultivo 2 (inhame) que pode ser vendida</text:p>
          </table:table-cell>
          <table:table-cell office:value-type="string" calcext:value-type="string">
            <text:p>kg / mês</text:p>
          </table:table-cell>
          <table:table-cell table:formula="of:=4*30" office:value-type="float" office:value="120" calcext:value-type="float">
            <text:p>120</text:p>
          </table:table-cell>
          <table:table-cell table:style-name="ce20" office:value-type="date" office:date-value="2024-04-27" calcext:value-type="date">
            <text:p>2024-04-27</text:p>
          </table:table-cell>
          <table:table-cell office:value-type="string" calcext:value-type="string">
            <text:p>Estimativa de venda via questionamento aos feiran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CC 3</text:p>
          </table:table-cell>
          <table:table-cell office:value-type="string" calcext:value-type="string">
            <text:p>Demanda do cultivo 3 (batata doce) que pode ser vendida</text:p>
          </table:table-cell>
          <table:table-cell office:value-type="string" calcext:value-type="string">
            <text:p>kg / mês</text:p>
          </table:table-cell>
          <table:table-cell office:value-type="float" office:value="120" calcext:value-type="float">
            <text:p>120</text:p>
          </table:table-cell>
          <table:table-cell table:style-name="ce20" office:value-type="date" office:date-value="2024-04-27" calcext:value-type="date">
            <text:p>2024-04-27</text:p>
          </table:table-cell>
          <table:table-cell office:value-type="string" calcext:value-type="string">
            <text:p>Estimativa de venda via questionamento aos feiran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CC 4</text:p>
          </table:table-cell>
          <table:table-cell office:value-type="string" calcext:value-type="string">
            <text:p>Demanda do cultivo 4 (couve) que pode ser vendida</text:p>
          </table:table-cell>
          <table:table-cell office:value-type="string" calcext:value-type="string">
            <text:p>molho / mês</text:p>
          </table:table-cell>
          <table:table-cell office:value-type="float" office:value="200" calcext:value-type="float">
            <text:p>200</text:p>
          </table:table-cell>
          <table:table-cell table:style-name="ce20" office:value-type="date" office:date-value="2024-04-27" calcext:value-type="date">
            <text:p>2024-04-27</text:p>
          </table:table-cell>
          <table:table-cell office:value-type="string" calcext:value-type="string">
            <text:p>Estimativa de venda via questionamento aos feiran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CC 5</text:p>
          </table:table-cell>
          <table:table-cell office:value-type="string" calcext:value-type="string">
            <text:p>Demanda do cultivo 5 (taioba) que pode ser vendida</text:p>
          </table:table-cell>
          <table:table-cell office:value-type="string" calcext:value-type="string">
            <text:p>molho / mês</text:p>
          </table:table-cell>
          <table:table-cell office:value-type="float" office:value="200" calcext:value-type="float">
            <text:p>200</text:p>
          </table:table-cell>
          <table:table-cell table:style-name="ce20" office:value-type="date" office:date-value="2024-04-27" calcext:value-type="date">
            <text:p>2024-04-27</text:p>
          </table:table-cell>
          <table:table-cell office:value-type="string" calcext:value-type="string">
            <text:p>Estimativa de venda via questionamento aos feiran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CC 6</text:p>
          </table:table-cell>
          <table:table-cell office:value-type="string" calcext:value-type="string">
            <text:p>Demanda do cultivo 6 (cana) que pode ser vendida</text:p>
          </table:table-cell>
          <table:table-cell office:value-type="string" calcext:value-type="string">
            <text:p>kg / mês</text:p>
          </table:table-cell>
          <table:table-cell office:value-type="float" office:value="150" calcext:value-type="float">
            <text:p>150</text:p>
          </table:table-cell>
          <table:table-cell table:style-name="ce20" office:value-type="date" office:date-value="2024-04-27" calcext:value-type="date">
            <text:p>2024-04-27</text:p>
          </table:table-cell>
          <table:table-cell office:value-type="string" calcext:value-type="string">
            <text:p>Estimativa de venda via questionamento aos feiran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CC 7</text:p>
          </table:table-cell>
          <table:table-cell office:value-type="string" calcext:value-type="string">
            <text:p>Demanda do cultivo 7 (alface) que pode ser vendida</text:p>
          </table:table-cell>
          <table:table-cell office:value-type="string" calcext:value-type="string">
            <text:p>pés / mês</text:p>
          </table:table-cell>
          <table:table-cell office:value-type="float" office:value="300" calcext:value-type="float">
            <text:p>300</text:p>
          </table:table-cell>
          <table:table-cell table:style-name="ce20" office:value-type="date" office:date-value="2024-04-27" calcext:value-type="date">
            <text:p>2024-04-27</text:p>
          </table:table-cell>
          <table:table-cell office:value-type="string" calcext:value-type="string">
            <text:p>Estimativa de venda via questionamento aos feiran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CC 8</text:p>
          </table:table-cell>
          <table:table-cell office:value-type="string" calcext:value-type="string">
            <text:p>Demanda do cultivo 8 (arroz) que pode ser vendida</text:p>
          </table:table-cell>
          <table:table-cell office:value-type="string" calcext:value-type="string">
            <text:p>kg / mês</text:p>
          </table:table-cell>
          <table:table-cell office:value-type="float" office:value="200" calcext:value-type="float">
            <text:p>200</text:p>
          </table:table-cell>
          <table:table-cell table:style-name="ce20" office:value-type="date" office:date-value="2024-04-27" calcext:value-type="date">
            <text:p>2024-04-27</text:p>
          </table:table-cell>
          <table:table-cell office:value-type="string" calcext:value-type="string">
            <text:p>Estimativa de venda via questionamento aos feiran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CC 9</text:p>
          </table:table-cell>
          <table:table-cell office:value-type="string" calcext:value-type="string">
            <text:p>Demanda do cultivo 9 (feijão) que pode ser vendida</text:p>
          </table:table-cell>
          <table:table-cell office:value-type="string" calcext:value-type="string">
            <text:p>kg / mês</text:p>
          </table:table-cell>
          <table:table-cell office:value-type="float" office:value="300" calcext:value-type="float">
            <text:p>300</text:p>
          </table:table-cell>
          <table:table-cell table:style-name="ce20" office:value-type="date" office:date-value="2024-04-27" calcext:value-type="date">
            <text:p>2024-04-27</text:p>
          </table:table-cell>
          <table:table-cell office:value-type="string" calcext:value-type="string">
            <text:p>Estimativa de venda via questionamento aos feiran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CC 10</text:p>
          </table:table-cell>
          <table:table-cell office:value-type="string" calcext:value-type="string">
            <text:p>Demanda do cultivo 10 (amendoim) que pode ser vendida</text:p>
          </table:table-cell>
          <table:table-cell office:value-type="string" calcext:value-type="string">
            <text:p>kg / mês</text:p>
          </table:table-cell>
          <table:table-cell office:value-type="float" office:value="150" calcext:value-type="float">
            <text:p>150</text:p>
          </table:table-cell>
          <table:table-cell table:style-name="ce20" office:value-type="date" office:date-value="2024-04-27" calcext:value-type="date">
            <text:p>2024-04-27</text:p>
          </table:table-cell>
          <table:table-cell office:value-type="string" calcext:value-type="string">
            <text:p>Estimativa de venda via questionamento aos feiran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CC 11</text:p>
          </table:table-cell>
          <table:table-cell office:value-type="string" calcext:value-type="string">
            <text:p>Demanda do cultivo 11 (melancia) que pode ser vendida</text:p>
          </table:table-cell>
          <table:table-cell office:value-type="string" calcext:value-type="string">
            <text:p>kg / mês</text:p>
          </table:table-cell>
          <table:table-cell office:value-type="float" office:value="200" calcext:value-type="float">
            <text:p>200</text:p>
          </table:table-cell>
          <table:table-cell table:style-name="ce20" office:value-type="date" office:date-value="2024-04-27" calcext:value-type="date">
            <text:p>2024-04-27</text:p>
          </table:table-cell>
          <table:table-cell office:value-type="string" calcext:value-type="string">
            <text:p>Estimativa de venda via questionamento aos feiran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CC 12</text:p>
          </table:table-cell>
          <table:table-cell office:value-type="string" calcext:value-type="string">
            <text:p>Demanda do cultivo 12 (abobora) que pode ser vendida</text:p>
          </table:table-cell>
          <table:table-cell office:value-type="string" calcext:value-type="string">
            <text:p>kg / mês</text:p>
          </table:table-cell>
          <table:table-cell office:value-type="float" office:value="300" calcext:value-type="float">
            <text:p>300</text:p>
          </table:table-cell>
          <table:table-cell table:style-name="ce20" office:value-type="date" office:date-value="2024-04-27" calcext:value-type="date">
            <text:p>2024-04-27</text:p>
          </table:table-cell>
          <table:table-cell office:value-type="string" calcext:value-type="string">
            <text:p>Estimativa de venda via questionamento aos feiran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CC 13</text:p>
          </table:table-cell>
          <table:table-cell office:value-type="string" calcext:value-type="string">
            <text:p>Demanda do cultivo 13 (pimenta) que pode ser vendida</text:p>
          </table:table-cell>
          <table:table-cell office:value-type="string" calcext:value-type="string">
            <text:p>kg / mês</text:p>
          </table:table-cell>
          <table:table-cell office:value-type="float" office:value="100" calcext:value-type="float">
            <text:p>100</text:p>
          </table:table-cell>
          <table:table-cell table:style-name="ce20" office:value-type="date" office:date-value="2024-04-27" calcext:value-type="date">
            <text:p>2024-04-27</text:p>
          </table:table-cell>
          <table:table-cell office:value-type="string" calcext:value-type="string">
            <text:p>Estimativa de venda via questionamento aos feirantes</text:p>
          </table:table-cell>
          <table:table-cell table:number-columns-repeated="1018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imais" table:style-name="ta1">
        <office:forms form:automatic-focus="false" form:apply-design-mode="false"/>
        <table:table-column table:style-name="co1" table:default-cell-style-name="ce17"/>
        <table:table-column table:style-name="co8" table:default-cell-style-name="ce17"/>
        <table:table-column table:style-name="co3" table:number-columns-repeated="3" table:default-cell-style-name="ce18"/>
        <table:table-column table:style-name="co4" table:default-cell-style-name="ce22"/>
        <table:table-column table:style-name="co9" table:default-cell-style-name="ce22"/>
        <table:table-column table:style-name="co4" table:number-columns-repeated="1017" table:default-cell-style-name="ce17"/>
        <table:table-row table:style-name="ro1">
          <table:table-cell table:style-name="ce16" office:value-type="string" calcext:value-type="string">
            <text:p>Indicador</text:p>
          </table:table-cell>
          <table:table-cell table:style-name="ce16" office:value-type="string" calcext:value-type="string">
            <text:p>Descrição</text:p>
          </table:table-cell>
          <table:table-cell table:style-name="ce16" office:value-type="string" calcext:value-type="string">
            <text:p>Unidade</text:p>
          </table:table-cell>
          <table:table-cell table:style-name="ce16" office:value-type="string" calcext:value-type="string">
            <text:p>Valor</text:p>
          </table:table-cell>
          <table:table-cell table:style-name="ce16" office:value-type="string" calcext:value-type="string">
            <text:p>Data</text:p>
          </table:table-cell>
          <table:table-cell table:style-name="ce21" office:value-type="string" calcext:value-type="string">
            <text:p>Fonte</text:p>
          </table:table-cell>
          <table:table-cell table:style-name="ce9" office:value-type="string" calcext:value-type="string">
            <text:p>Comentári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 0</text:p>
          </table:table-cell>
          <table:table-cell office:value-type="string" calcext:value-type="string">
            <text:p>Galinha, obtida em lotes de 7 animais.</text:p>
          </table:table-cell>
          <table:table-cell office:value-type="string" calcext:value-type="string">
            <text:p>animal</text:p>
          </table:table-cell>
          <table:table-cell office:value-type="float" office:value="7" calcext:value-type="float">
            <text:p>7</text:p>
          </table:table-cell>
          <table:table-cell table:style-name="ce20" office:value-type="date" office:date-value="2024-04-15" calcext:value-type="date">
            <text:p>2024-04-15</text:p>
          </table:table-cell>
          <table:table-cell office:value-type="string" calcext:value-type="string">
            <text:p><text:span text:style-name="T2"><text:a xlink:href="https://www.embrapa.br/documents/1355242/0/Manual+Poedeira+051+Embrapa.pdf" xlink:type="simple">https://www.embrapa.br/documents/1355242/0/Manual+Poedeira+051+Embrapa.pdf</text:a></text:span></text:p>
          </table:table-cell>
          <table:table-cell office:value-type="string" calcext:value-type="string">
            <text:p>Escolha de 7 animais no lote para coincidir com os 7 animais por metro quadrado do folheto da embrap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 1</text:p>
          </table:table-cell>
          <table:table-cell office:value-type="string" calcext:value-type="string">
            <text:p>Cabra, obtida em lotes de 1 animais.</text:p>
          </table:table-cell>
          <table:table-cell office:value-type="string" calcext:value-type="string">
            <text:p>animal</text:p>
          </table:table-cell>
          <table:table-cell office:value-type="float" office:value="1" calcext:value-type="float">
            <text:p>1</text:p>
          </table:table-cell>
          <table:table-cell table:style-name="ce20" office:value-type="date" office:date-value="2024-04-15" calcext:value-type="date">
            <text:p>2024-04-15</text:p>
          </table:table-cell>
          <table:table-cell office:value-type="string" calcext:value-type="string">
            <text:p><text:a xlink:href="https://www.embrapa.br/busca-de-publicacoes/-/publicacao/917455/producao-de-caprinos-e-ovinos-de-leite" xlink:type="simple">https://www.embrapa.br/busca-de-publicacoes/-/publicacao/917455/producao-de-caprinos-e-ovinos-de-leite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 2</text:p>
          </table:table-cell>
          <table:table-cell office:value-type="string" calcext:value-type="string">
            <text:p>Codorna, obtida em lotes de 30 animais.</text:p>
          </table:table-cell>
          <table:table-cell office:value-type="string" calcext:value-type="string">
            <text:p>animal</text:p>
          </table:table-cell>
          <table:table-cell office:value-type="float" office:value="30" calcext:value-type="float">
            <text:p>30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bibliotecaagptea.org.br/zootecnia/avicultura/livros/COMO%20CRIAR%20CODORNAS.pdf" xlink:type="simple">https://www.bibliotecaagptea.org.br/zootecnia/avicultura/livros/COMO%20CRIAR%20CODORNAS.pdf</text:a></text:p>
          </table:table-cell>
          <table:table-cell office:value-type="string" calcext:value-type="string">
            <text:p>Coincidindo com as larguras das gaiolas comu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 3</text:p>
          </table:table-cell>
          <table:table-cell office:value-type="string" calcext:value-type="string">
            <text:p>Porco, obtido em lotes de 1 animal.</text:p>
          </table:table-cell>
          <table:table-cell office:value-type="string" calcext:value-type="string">
            <text:p>animal</text:p>
          </table:table-cell>
          <table:table-cell office:value-type="float" office:value="1" calcext:value-type="float">
            <text:p>1</text:p>
          </table:table-cell>
          <table:table-cell table:style-name="ce20" office:value-type="date" office:date-value="2024-04-16" calcext:value-type="date">
            <text:p>2024-04-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 4</text:p>
          </table:table-cell>
          <table:table-cell office:value-type="string" calcext:value-type="string">
            <text:p>Tilápia, obtida em lotes de 50 animais.</text:p>
          </table:table-cell>
          <table:table-cell office:value-type="string" calcext:value-type="string">
            <text:p>animal</text:p>
          </table:table-cell>
          <table:table-cell office:value-type="float" office:value="50" calcext:value-type="float">
            <text:p>50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brapa.br/busca-de-noticias/-/noticia/46358026/estudo-conclui-que-tilapias-crescem-mais-alimentadas-com-32-de-proteina" xlink:type="simple">https://www.embrapa.br/busca-de-noticias/-/noticia/46358026/estudo-conclui-que-tilapias-crescem-mais-alimentadas-com-32-de-proteina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 5</text:p>
          </table:table-cell>
          <table:table-cell office:value-type="string" calcext:value-type="string">
            <text:p>Pato, obtido em lotes de 7 animais.</text:p>
          </table:table-cell>
          <table:table-cell office:value-type="string" calcext:value-type="string">
            <text:p>animal</text:p>
          </table:table-cell>
          <table:table-cell office:value-type="float" office:value="7" calcext:value-type="float">
            <text:p>7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ater.pa.gov.br/storage/app/uploads/public/648/b23/3ec/648b233eceef6232754141.pdf" xlink:type="simple">https://www.emater.pa.gov.br/storage/app/uploads/public/648/b23/3ec/648b233eceef6232754141.pdf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CA 0</text:p>
          </table:table-cell>
          <table:table-cell office:value-type="string" calcext:value-type="string">
            <text:p>Tempo de crescimento do animal 0 (galinha) para estar pronto para abater ou vender.</text:p>
          </table:table-cell>
          <table:table-cell office:value-type="string" calcext:value-type="string">
            <text:p>mês</text:p>
          </table:table-cell>
          <table:table-cell office:value-type="float" office:value="5" calcext:value-type="float">
            <text:p>5</text:p>
          </table:table-cell>
          <table:table-cell table:style-name="ce20" office:value-type="date" office:date-value="2024-04-15" calcext:value-type="date">
            <text:p>2024-04-15</text:p>
          </table:table-cell>
          <table:table-cell office:value-type="string" calcext:value-type="string">
            <text:p><text:a xlink:href="https://www.embrapa.br/documents/1355242/0/Manual+Poedeira+051+Embrapa.pdf" xlink:type="simple">https://www.embrapa.br/documents/1355242/0/Manual+Poedeira+051+Embrapa.pdf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CA 1</text:p>
          </table:table-cell>
          <table:table-cell office:value-type="string" calcext:value-type="string">
            <text:p>Tempo de crescimento do animal 1 (cabra) para estar pronto para abater ou vender.</text:p>
          </table:table-cell>
          <table:table-cell office:value-type="string" calcext:value-type="string">
            <text:p>mês</text:p>
          </table:table-cell>
          <table:table-cell office:value-type="float" office:value="3" calcext:value-type="float">
            <text:p>3</text:p>
          </table:table-cell>
          <table:table-cell table:style-name="ce20" office:value-type="date" office:date-value="2024-04-15" calcext:value-type="date">
            <text:p>2024-04-15</text:p>
          </table:table-cell>
          <table:table-cell office:value-type="string" calcext:value-type="string">
            <text:p><text:a xlink:href="https://www.embrapa.br/busca-de-publicacoes/-/publicacao/917455/producao-de-caprinos-e-ovinos-de-leite" xlink:type="simple">https://www.embrapa.br/busca-de-publicacoes/-/publicacao/917455/producao-de-caprinos-e-ovinos-de-leit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CA 2</text:p>
          </table:table-cell>
          <table:table-cell office:value-type="string" calcext:value-type="string">
            <text:p>Tempo de crescimento do animal 2 (codorna) para estar pronto para abater ou vender.</text:p>
          </table:table-cell>
          <table:table-cell office:value-type="string" calcext:value-type="string">
            <text:p>mês</text:p>
          </table:table-cell>
          <table:table-cell office:value-type="float" office:value="2" calcext:value-type="float">
            <text:p>2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bibliotecaagptea.org.br/zootecnia/avicultura/livros/COMO%20CRIAR%20CODORNAS.pdf" xlink:type="simple">https://www.bibliotecaagptea.org.br/zootecnia/avicultura/livros/COMO%20CRIAR%20CODORNAS.pdf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CA 3</text:p>
          </table:table-cell>
          <table:table-cell office:value-type="string" calcext:value-type="string">
            <text:p>Tempo de crescimento do animal 3 (porco) para estar pronto para abater ou vender.</text:p>
          </table:table-cell>
          <table:table-cell office:value-type="string" calcext:value-type="string">
            <text:p>mês</text:p>
          </table:table-cell>
          <table:table-cell office:value-type="float" office:value="5" calcext:value-type="float">
            <text:p>5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nutricaoesaudeanimal.com.br/alimentacao-de-suinos/" xlink:type="simple">https://nutricaoesaudeanimal.com.br/alimentacao-de-suinos/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CA 4</text:p>
          </table:table-cell>
          <table:table-cell office:value-type="string" calcext:value-type="string">
            <text:p>Tempo de crescimento do animal 4 (tilápia) para estar pronto para abater ou vender.</text:p>
          </table:table-cell>
          <table:table-cell office:value-type="string" calcext:value-type="string">
            <text:p>mês</text:p>
          </table:table-cell>
          <table:table-cell office:value-type="float" office:value="4" calcext:value-type="float">
            <text:p>4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brapa.br/busca-de-noticias/-/noticia/2643049/prosa-rural---criacao-de-tilapia" xlink:type="simple">https://www.embrapa.br/busca-de-noticias/-/noticia/2643049/prosa-rural---criacao-de-tilapia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CA 5</text:p>
          </table:table-cell>
          <table:table-cell office:value-type="string" calcext:value-type="string">
            <text:p>Tempo de crescimento do animal 5 (pato) para estar pronto para abater ou vender.</text:p>
          </table:table-cell>
          <table:table-cell office:value-type="string" calcext:value-type="string">
            <text:p>mês</text:p>
          </table:table-cell>
          <table:table-cell table:formula="of:=120/30" office:value-type="float" office:value="4" calcext:value-type="float">
            <text:p>4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ater.pa.gov.br/storage/app/uploads/public/648/b23/3ec/648b233eceef6232754141.pdf" xlink:type="simple">https://www.emater.pa.gov.br/storage/app/uploads/public/648/b23/3ec/648b233eceef6232754141.pdf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RA 0</text:p>
          </table:table-cell>
          <table:table-cell office:value-type="string" calcext:value-type="string">
            <text:p>Necessidade de ração para o animal 0 (galinha) sobreviver.</text:p>
          </table:table-cell>
          <table:table-cell office:value-type="string" calcext:value-type="string">
            <text:p>kg / (animal . mês)</text:p>
          </table:table-cell>
          <table:table-cell office:value-type="float" office:value="3.45" calcext:value-type="float">
            <text:p>3,45</text:p>
          </table:table-cell>
          <table:table-cell table:style-name="ce20" office:value-type="date" office:date-value="2024-04-15" calcext:value-type="date">
            <text:p>2024-04-15</text:p>
          </table:table-cell>
          <table:table-cell office:value-type="string" calcext:value-type="string">
            <text:p><text:a xlink:href="https://www.embrapa.br/documents/1355242/0/Manual+Poedeira+051+Embrapa.pdf" xlink:type="simple">https://www.embrapa.br/documents/1355242/0/Manual+Poedeira+051+Embrapa.pdf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RA 1</text:p>
          </table:table-cell>
          <table:table-cell office:value-type="string" calcext:value-type="string">
            <text:p>Necessidade de ração para o animal 1 (cabra) sobreviver.</text:p>
          </table:table-cell>
          <table:table-cell office:value-type="string" calcext:value-type="string">
            <text:p>kg / (animal . mês)</text:p>
          </table:table-cell>
          <table:table-cell office:value-type="float" office:value="12" calcext:value-type="float">
            <text:p>12</text:p>
          </table:table-cell>
          <table:table-cell table:style-name="ce20" office:value-type="date" office:date-value="2024-04-15" calcext:value-type="date">
            <text:p>2024-04-15</text:p>
          </table:table-cell>
          <table:table-cell office:value-type="string" calcext:value-type="string">
            <text:p><text:a xlink:href="https://www.embrapa.br/busca-de-publicacoes/-/publicacao/917455/producao-de-caprinos-e-ovinos-de-leite" xlink:type="simple">https://www.embrapa.br/busca-de-publicacoes/-/publicacao/917455/producao-de-caprinos-e-ovinos-de-leite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RA 2</text:p>
          </table:table-cell>
          <table:table-cell office:value-type="string" calcext:value-type="string">
            <text:p>Necessidade de ração para o animal 2 (codorna) sobreviver.</text:p>
          </table:table-cell>
          <table:table-cell office:value-type="string" calcext:value-type="string">
            <text:p>kg / (animal . mês)</text:p>
          </table:table-cell>
          <table:table-cell table:formula="of:=0.025*30" office:value-type="float" office:value="0.75" calcext:value-type="float">
            <text:p>0,75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bibliotecaagptea.org.br/zootecnia/avicultura/livros/COMO%20CRIAR%20CODORNAS.pdf" xlink:type="simple">https://www.bibliotecaagptea.org.br/zootecnia/avicultura/livros/COMO%20CRIAR%20CODORNAS.pdf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RA 3</text:p>
          </table:table-cell>
          <table:table-cell office:value-type="string" calcext:value-type="string">
            <text:p>Necessidade de ração para o animal 3 (porco) sobreviver.</text:p>
          </table:table-cell>
          <table:table-cell office:value-type="string" calcext:value-type="string">
            <text:p>kg / (animal . mês)</text:p>
          </table:table-cell>
          <table:table-cell table:formula="of:=6*30" office:value-type="float" office:value="180" calcext:value-type="float">
            <text:p>180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brapa.br/agencia-de-informacao-tecnologica/criacoes/suinos/producao/nutricao/racoes/preparo-de-racoes/formulacao" xlink:type="simple">https://www.embrapa.br/agencia-de-informacao-tecnologica/criacoes/suinos/producao/nutricao/racoes/preparo-de-racoes/formulacao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RA 4</text:p>
          </table:table-cell>
          <table:table-cell office:value-type="string" calcext:value-type="string">
            <text:p>Necessidade de ração para o animal 4 (tilápia) sobreviver.</text:p>
          </table:table-cell>
          <table:table-cell office:value-type="string" calcext:value-type="string">
            <text:p>kg / (animal . mês)</text:p>
          </table:table-cell>
          <table:table-cell table:formula="of:=1.6*0.35" office:value-type="float" office:value="0.56" calcext:value-type="float">
            <text:p>0,56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infoteca.cnptia.embrapa.br/bitstream/doc/1002652/1/fd3.pdf" xlink:type="simple">https://www.infoteca.cnptia.embrapa.br/bitstream/doc/1002652/1/fd3.pdf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RA 5</text:p>
          </table:table-cell>
          <table:table-cell office:value-type="string" calcext:value-type="string">
            <text:p>Necessidade de ração para o animal 5 (pato) sobreviver.</text:p>
          </table:table-cell>
          <table:table-cell office:value-type="string" calcext:value-type="string">
            <text:p>kg / (animal . mês)</text:p>
          </table:table-cell>
          <table:table-cell office:value-type="float" office:value="0.2" calcext:value-type="float">
            <text:p>0,2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ater.pa.gov.br/storage/app/uploads/public/648/b23/3ec/648b233eceef6232754141.pdf" xlink:type="simple">https://www.emater.pa.gov.br/storage/app/uploads/public/648/b23/3ec/648b233eceef6232754141.pdf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YA 0</text:p>
          </table:table-cell>
          <table:table-cell office:value-type="string" calcext:value-type="string">
            <text:p>Massa do animal 0 (galinha) quando está crescido</text:p>
          </table:table-cell>
          <table:table-cell office:value-type="string" calcext:value-type="string">
            <text:p>kg / animal</text:p>
          </table:table-cell>
          <table:table-cell office:value-type="float" office:value="2.3" calcext:value-type="float">
            <text:p>2,3</text:p>
          </table:table-cell>
          <table:table-cell table:style-name="ce20" office:value-type="date" office:date-value="2024-04-15" calcext:value-type="date">
            <text:p>2024-04-15</text:p>
          </table:table-cell>
          <table:table-cell office:value-type="string" calcext:value-type="string">
            <text:p><text:a xlink:href="https://www.embrapa.br/documents/1355242/0/Manual+Poedeira+051+Embrapa.pdf" xlink:type="simple">https://www.embrapa.br/documents/1355242/0/Manual+Poedeira+051+Embrapa.pdf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YA 1</text:p>
          </table:table-cell>
          <table:table-cell office:value-type="string" calcext:value-type="string">
            <text:p>Massa do animal 1 (cabra) quando está crescido</text:p>
          </table:table-cell>
          <table:table-cell office:value-type="string" calcext:value-type="string">
            <text:p>kg / animal</text:p>
          </table:table-cell>
          <table:table-cell office:value-type="float" office:value="40" calcext:value-type="float">
            <text:p>40</text:p>
          </table:table-cell>
          <table:table-cell table:style-name="ce20" office:value-type="date" office:date-value="2024-04-15" calcext:value-type="date">
            <text:p>2024-04-15</text:p>
          </table:table-cell>
          <table:table-cell office:value-type="string" calcext:value-type="string">
            <text:p><text:a xlink:href="https://ainfo.cnptia.embrapa.br/digital/bitstream/item/11945/2/00081710.pdf" xlink:type="simple">https://ainfo.cnptia.embrapa.br/digital/bitstream/item/11945/2/00081710.pdf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YA 2</text:p>
          </table:table-cell>
          <table:table-cell office:value-type="string" calcext:value-type="string">
            <text:p>Massa do animal 2 (codorna) quando está crescido</text:p>
          </table:table-cell>
          <table:table-cell office:value-type="string" calcext:value-type="string">
            <text:p>kg / animal</text:p>
          </table:table-cell>
          <table:table-cell office:value-type="float" office:value="0.15" calcext:value-type="float">
            <text:p>0,15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bibliotecaagptea.org.br/zootecnia/avicultura/livros/COMO%20CRIAR%20CODORNAS.pdf" xlink:type="simple">https://www.bibliotecaagptea.org.br/zootecnia/avicultura/livros/COMO%20CRIAR%20CODORNAS.pdf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YA 3</text:p>
          </table:table-cell>
          <table:table-cell office:value-type="string" calcext:value-type="string">
            <text:p>Massa do animal 3 (porco) quando está crescido</text:p>
          </table:table-cell>
          <table:table-cell office:value-type="string" calcext:value-type="string">
            <text:p>kg / animal</text:p>
          </table:table-cell>
          <table:table-cell office:value-type="float" office:value="95" calcext:value-type="float">
            <text:p>95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nutricaoesaudeanimal.com.br/alimentacao-de-suinos/" xlink:type="simple">https://nutricaoesaudeanimal.com.br/alimentacao-de-suinos/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YA 4</text:p>
          </table:table-cell>
          <table:table-cell office:value-type="string" calcext:value-type="string">
            <text:p>Massa do animal 4 (tilápia) quando está crescido</text:p>
          </table:table-cell>
          <table:table-cell office:value-type="string" calcext:value-type="string">
            <text:p>kg / animal</text:p>
          </table:table-cell>
          <table:table-cell office:value-type="float" office:value="0.35" calcext:value-type="float">
            <text:p>0,35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brapa.br/busca-de-noticias/-/noticia/2643049/prosa-rural---criacao-de-tilapia" xlink:type="simple">https://www.embrapa.br/busca-de-noticias/-/noticia/2643049/prosa-rural---criacao-de-tilapia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YA 5</text:p>
          </table:table-cell>
          <table:table-cell office:value-type="string" calcext:value-type="string">
            <text:p>Massa do animal 5 (pato) quando está crescido</text:p>
          </table:table-cell>
          <table:table-cell office:value-type="string" calcext:value-type="string">
            <text:p>kg / animal</text:p>
          </table:table-cell>
          <table:table-cell office:value-type="float" office:value="4" calcext:value-type="float">
            <text:p>4</text:p>
          </table:table-cell>
          <table:table-cell table:style-name="ce20" office:value-type="date" office:date-value="2024-04-16" calcext:value-type="date">
            <text:p>2024-04-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A 0</text:p>
          </table:table-cell>
          <table:table-cell office:value-type="string" calcext:value-type="string">
            <text:p>Área necessária para a criação de um lote do animal 0 (galinha).</text:p>
          </table:table-cell>
          <table:table-cell office:value-type="string" calcext:value-type="string">
            <text:p>m2 / animal</text:p>
          </table:table-cell>
          <table:table-cell table:formula="of:= 0.5 + (1/7)" office:value-type="float" office:value="0.642857142857143" calcext:value-type="float">
            <office:annotation draw:style-name="gr2" svg:width="2.899cm" svg:height="4.151cm" svg:x="18.6cm" svg:y="19.702cm" draw:caption-point-x="-0.61cm" draw:caption-point-y="1.51cm">
              <dc:creator>Autor desconhecido</dc:creator>
              <dc:date>2025-06-09T12:48:00</dc:date>
              <text:p>As galinhas precisam de uma área para circular e uma área para alimentação.</text:p>
              <text:p/>
              <text:p>Vale a pena arredondar o valor para 1.</text:p>
            </office:annotation>
            <text:p>0,642857142857143</text:p>
          </table:table-cell>
          <table:table-cell table:style-name="ce20" office:value-type="date" office:date-value="2024-04-15" calcext:value-type="date">
            <text:p>2024-04-15</text:p>
          </table:table-cell>
          <table:table-cell office:value-type="string" calcext:value-type="string">
            <text:p><text:a xlink:href="https://www.embrapa.br/documents/1355242/0/Manual+Poedeira+051+Embrapa.pdf" xlink:type="simple">https://www.embrapa.br/documents/1355242/0/Manual+Poedeira+051+Embrapa.pdf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A 1</text:p>
          </table:table-cell>
          <table:table-cell office:value-type="string" calcext:value-type="string">
            <text:p>Área necessária para a criação de um lote do animal 1 (cabra).</text:p>
          </table:table-cell>
          <table:table-cell office:value-type="string" calcext:value-type="string">
            <text:p>m2 / animal</text:p>
          </table:table-cell>
          <table:table-cell office:value-type="float" office:value="1" calcext:value-type="float">
            <text:p>1</text:p>
          </table:table-cell>
          <table:table-cell table:style-name="ce20" office:value-type="date" office:date-value="2024-04-15" calcext:value-type="date">
            <text:p>2024-04-15</text:p>
          </table:table-cell>
          <table:table-cell office:value-type="string" calcext:value-type="string">
            <text:p><text:a xlink:href="https://www.embrapa.br/busca-de-publicacoes/-/publicacao/917455/producao-de-caprinos-e-ovinos-de-leite" xlink:type="simple">https://www.embrapa.br/busca-de-publicacoes/-/publicacao/917455/producao-de-caprinos-e-ovinos-de-leite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A 2</text:p>
          </table:table-cell>
          <table:table-cell office:value-type="string" calcext:value-type="string">
            <text:p>Área necessária para a criação de um lote do animal 2 (codorna).</text:p>
          </table:table-cell>
          <table:table-cell office:value-type="string" calcext:value-type="string">
            <text:p>m2 / animal</text:p>
          </table:table-cell>
          <table:table-cell table:formula="of:=1/30" office:value-type="float" office:value="0.0333333333333333" calcext:value-type="float">
            <office:annotation draw:style-name="gr2" svg:width="2.899cm" svg:height="2.176cm" svg:x="18.6cm" svg:y="21.596cm" draw:caption-point-x="-0.61cm" draw:caption-point-y="1.51cm">
              <dc:creator>Autor desconhecido</dc:creator>
              <dc:date>2025-06-09T12:52:00</dc:date>
              <text:p>Vale a pena trabalhar com o valor de 1 gaiola por metro quadrado.</text:p>
            </office:annotation>
            <text:p>0,0333333333333333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bibliotecaagptea.org.br/zootecnia/avicultura/livros/COMO%20CRIAR%20CODORNAS.pdf" xlink:type="simple">https://www.bibliotecaagptea.org.br/zootecnia/avicultura/livros/COMO%20CRIAR%20CODORNAS.pdf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A 3</text:p>
          </table:table-cell>
          <table:table-cell office:value-type="string" calcext:value-type="string">
            <text:p>Área necessária para a criação de um lote do animal 3 (porco).</text:p>
          </table:table-cell>
          <table:table-cell office:value-type="string" calcext:value-type="string">
            <text:p>m2 / animal</text:p>
          </table:table-cell>
          <table:table-cell office:value-type="float" office:value="2.2" calcext:value-type="float">
            <text:p>2,2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3tres3.com.pt/artigos/dimensões-e-desenho-da-unidade-de-engorda_850/" xlink:type="simple">https://www.3tres3.com.pt/artigos/dimens%C3%B5es-e-desenho-da-unidade-de-engorda_850/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A 4</text:p>
          </table:table-cell>
          <table:table-cell office:value-type="string" calcext:value-type="string">
            <text:p>Área necessária para a criação de um lote do animal 4 (tilápia).</text:p>
          </table:table-cell>
          <table:table-cell office:value-type="string" calcext:value-type="string">
            <text:p>m2 / animal</text:p>
          </table:table-cell>
          <table:table-cell table:formula="of:=(1/50) * 2" office:value-type="float" office:value="0.04" calcext:value-type="float">
            <office:annotation draw:style-name="gr3" draw:text-style-name="P2" svg:width="2.899cm" svg:height="6.521cm" svg:x="18.6cm" svg:y="23.491cm" draw:caption-point-x="-0.61cm" draw:caption-point-y="1.51cm">
              <dc:creator>Autor desconhecido</dc:creator>
              <dc:date>2025-06-09T12:56:00</dc:date>
              <text:p text:style-name="P1"><text:span text:style-name="T1">Importante comentar que tilápia tem seus valores em metros cúbicos. Para este cálculo, a altura do tanque foi fixada em 2 metros.</text:span></text:p>
              <text:p text:style-name="P1"><text:span text:style-name="T1"/></text:p>
              <text:p text:style-name="P1"><text:span text:style-name="T1">Vale a pena trabalhar com a relação de 50 peixes por metro quadrado.</text:span></text:p>
            </office:annotation>
            <text:p>0,04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brapa.br/busca-de-noticias/-/noticia/46358026/estudo-conclui-que-tilapias-crescem-mais-alimentadas-com-32-de-proteina" xlink:type="simple">https://www.embrapa.br/busca-de-noticias/-/noticia/46358026/estudo-conclui-que-tilapias-crescem-mais-alimentadas-com-32-de-proteina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A 5</text:p>
          </table:table-cell>
          <table:table-cell office:value-type="string" calcext:value-type="string">
            <text:p>Área necessária para a criação de um lote do animal 5 (pato).</text:p>
          </table:table-cell>
          <table:table-cell office:value-type="string" calcext:value-type="string">
            <text:p>m2 / animal</text:p>
          </table:table-cell>
          <table:table-cell table:formula="of:=60/10" office:value-type="float" office:value="6" calcext:value-type="float">
            <text:p>6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ater.pa.gov.br/storage/app/uploads/public/648/b23/3ec/648b233eceef6232754141.pdf" xlink:type="simple">https://www.emater.pa.gov.br/storage/app/uploads/public/648/b23/3ec/648b233eceef6232754141.pdf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CP 0</text:p>
          </table:table-cell>
          <table:table-cell office:value-type="string" calcext:value-type="string">
            <text:p>Tempo para que o animal 0 (galinha) comece a gerar produtos.</text:p>
          </table:table-cell>
          <table:table-cell office:value-type="string" calcext:value-type="string">
            <text:p>mês</text:p>
          </table:table-cell>
          <table:table-cell office:value-type="float" office:value="5" calcext:value-type="float">
            <text:p>5</text:p>
          </table:table-cell>
          <table:table-cell table:style-name="ce20" office:value-type="date" office:date-value="2024-04-15" calcext:value-type="date">
            <text:p>2024-04-15</text:p>
          </table:table-cell>
          <table:table-cell office:value-type="string" calcext:value-type="string">
            <text:p><text:a xlink:href="https://www.embrapa.br/documents/1355242/0/Manual+Poedeira+051+Embrapa.pdf" xlink:type="simple">https://www.embrapa.br/documents/1355242/0/Manual+Poedeira+051+Embrapa.pdf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CP 1</text:p>
          </table:table-cell>
          <table:table-cell office:value-type="string" calcext:value-type="string">
            <text:p>Tempo para que o animal 1 (cabra) comece a gerar produtos.</text:p>
          </table:table-cell>
          <table:table-cell office:value-type="string" calcext:value-type="string">
            <text:p>mês</text:p>
          </table:table-cell>
          <table:table-cell office:value-type="float" office:value="5" calcext:value-type="float">
            <text:p>5</text:p>
          </table:table-cell>
          <table:table-cell table:style-name="ce20" office:value-type="date" office:date-value="2024-04-15" calcext:value-type="date">
            <text:p>2024-04-15</text:p>
          </table:table-cell>
          <table:table-cell office:value-type="string" calcext:value-type="string">
            <text:p><text:a xlink:href="https://ainfo.cnptia.embrapa.br/digital/bitstream/AI-SEDE/20599/1/pab07_jan_92.pdf" xlink:type="simple">https://ainfo.cnptia.embrapa.br/digital/bitstream/AI-SEDE/20599/1/pab07_jan_92.pdf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CP 2</text:p>
          </table:table-cell>
          <table:table-cell office:value-type="string" calcext:value-type="string">
            <text:p>Tempo para que o animal 2 (codorna) comece a gerar produtos.</text:p>
          </table:table-cell>
          <table:table-cell office:value-type="string" calcext:value-type="string">
            <text:p>mês</text:p>
          </table:table-cell>
          <table:table-cell office:value-type="float" office:value="2" calcext:value-type="float">
            <text:p>2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bibliotecaagptea.org.br/zootecnia/avicultura/livros/COMO%20CRIAR%20CODORNAS.pdf" xlink:type="simple">https://www.bibliotecaagptea.org.br/zootecnia/avicultura/livros/COMO%20CRIAR%20CODORNAS.pdf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CP 3</text:p>
          </table:table-cell>
          <table:table-cell office:value-type="string" calcext:value-type="string">
            <text:p>Tempo para que o animal 3 (porco) comece a gerar produtos.</text:p>
          </table:table-cell>
          <table:table-cell office:value-type="string" calcext:value-type="string">
            <text:p>mês</text:p>
          </table:table-cell>
          <table:table-cell office:value-type="float" office:value="0" calcext:value-type="float">
            <text:p>0</text:p>
          </table:table-cell>
          <table:table-cell table:style-name="ce20" office:value-type="date" office:date-value="2024-04-16" calcext:value-type="date">
            <text:p>2024-04-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CP 4</text:p>
          </table:table-cell>
          <table:table-cell office:value-type="string" calcext:value-type="string">
            <text:p>Tempo para que o animal 4 (tilápia) comece a gerar produtos.</text:p>
          </table:table-cell>
          <table:table-cell office:value-type="string" calcext:value-type="string">
            <text:p>mês</text:p>
          </table:table-cell>
          <table:table-cell office:value-type="float" office:value="0" calcext:value-type="float">
            <text:p>0</text:p>
          </table:table-cell>
          <table:table-cell table:style-name="ce20" office:value-type="date" office:date-value="2024-04-16" calcext:value-type="date">
            <text:p>2024-04-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CP 5</text:p>
          </table:table-cell>
          <table:table-cell office:value-type="string" calcext:value-type="string">
            <text:p>Tempo para que o animal 5 (pato) comece a gerar produtos.</text:p>
          </table:table-cell>
          <table:table-cell office:value-type="string" calcext:value-type="string">
            <text:p>mês</text:p>
          </table:table-cell>
          <table:table-cell office:value-type="float" office:value="6" calcext:value-type="float">
            <text:p>6</text:p>
          </table:table-cell>
          <table:table-cell table:style-name="ce20" office:value-type="date" office:date-value="2024-04-16" calcext:value-type="date">
            <text:p>2024-04-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YP 0</text:p>
          </table:table-cell>
          <table:table-cell office:value-type="string" calcext:value-type="string">
            <text:p>Quantidade de produto gerado pelo animal 0 (galinha) em um mês.</text:p>
          </table:table-cell>
          <table:table-cell office:value-type="string" calcext:value-type="string">
            <text:p>ovos / mês</text:p>
          </table:table-cell>
          <table:table-cell office:value-type="float" office:value="46" calcext:value-type="float">
            <text:p>46</text:p>
          </table:table-cell>
          <table:table-cell table:style-name="ce20" office:value-type="date" office:date-value="2024-04-15" calcext:value-type="date">
            <text:p>2024-04-15</text:p>
          </table:table-cell>
          <table:table-cell office:value-type="string" calcext:value-type="string">
            <text:p><text:a xlink:href="https://www.embrapa.br/documents/1355242/0/Manual+Poedeira+051+Embrapa.pdf" xlink:type="simple">https://www.embrapa.br/documents/1355242/0/Manual+Poedeira+051+Embrapa.pdf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YP 1</text:p>
          </table:table-cell>
          <table:table-cell office:value-type="string" calcext:value-type="string">
            <text:p>Quantidade de produto gerado pelo animal 1 (cabra) em um mês.</text:p>
          </table:table-cell>
          <table:table-cell office:value-type="string" calcext:value-type="string">
            <text:p>kg leite / mês</text:p>
          </table:table-cell>
          <table:table-cell table:formula="of:=2*30" office:value-type="float" office:value="60" calcext:value-type="float">
            <text:p>60</text:p>
          </table:table-cell>
          <table:table-cell table:style-name="ce20" office:value-type="date" office:date-value="2024-04-15" calcext:value-type="date">
            <text:p>2024-04-15</text:p>
          </table:table-cell>
          <table:table-cell office:value-type="string" calcext:value-type="string">
            <text:p><text:a xlink:href="https://ainfo.cnptia.embrapa.br/digital/bitstream/item/11945/2/00081710.pdf" xlink:type="simple">https://ainfo.cnptia.embrapa.br/digital/bitstream/item/11945/2/00081710.pdf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YP 2</text:p>
          </table:table-cell>
          <table:table-cell office:value-type="string" calcext:value-type="string">
            <text:p>Quantidade de produto gerado pelo animal 2 (codorna) em um mês.</text:p>
          </table:table-cell>
          <table:table-cell office:value-type="string" calcext:value-type="string">
            <text:p>ovos / mês</text:p>
          </table:table-cell>
          <table:table-cell office:value-type="float" office:value="20" calcext:value-type="float">
            <text:p>20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bibliotecaagptea.org.br/zootecnia/avicultura/livros/COMO%20CRIAR%20CODORNAS.pdf" xlink:type="simple">https://www.bibliotecaagptea.org.br/zootecnia/avicultura/livros/COMO%20CRIAR%20CODORNAS.pdf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YP 3</text:p>
          </table:table-cell>
          <table:table-cell office:value-type="string" calcext:value-type="string">
            <text:p>Quantidade de produto gerado pelo animal 3 (porco) em um mês.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0" office:value-type="date" office:date-value="2024-04-16" calcext:value-type="date">
            <text:p>2024-04-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YP 4</text:p>
          </table:table-cell>
          <table:table-cell office:value-type="string" calcext:value-type="string">
            <text:p>Quantidade de produto gerado pelo animal 4 (tilápia) em um mês.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0" office:value-type="date" office:date-value="2024-04-16" calcext:value-type="date">
            <text:p>2024-04-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YP 5</text:p>
          </table:table-cell>
          <table:table-cell office:value-type="string" calcext:value-type="string">
            <text:p>Quantidade de produto gerado pelo animal 5 (pato) em um mês.</text:p>
          </table:table-cell>
          <table:table-cell office:value-type="string" calcext:value-type="string">
            <text:p>ovos / mês</text:p>
          </table:table-cell>
          <table:table-cell table:formula="of:=120/12" office:value-type="float" office:value="10" calcext:value-type="float">
            <text:p>10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ater.pa.gov.br/storage/app/uploads/public/648/b23/3ec/648b233eceef6232754141.pdf" xlink:type="simple">https://www.emater.pa.gov.br/storage/app/uploads/public/648/b23/3ec/648b233eceef6232754141.pdf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GA 0</text:p>
          </table:table-cell>
          <table:table-cell office:value-type="string" calcext:value-type="string">
            <text:p>Quantidade de esterco gerado pelo animal 0 (galinha) em um mês.</text:p>
          </table:table-cell>
          <table:table-cell office:value-type="string" calcext:value-type="string">
            <text:p>kg / (animal . mês)</text:p>
          </table:table-cell>
          <table:table-cell office:value-type="float" office:value="0.1" calcext:value-type="float">
            <text:p>0,1</text:p>
          </table:table-cell>
          <table:table-cell table:style-name="ce20" office:value-type="date" office:date-value="2024-04-15" calcext:value-type="date">
            <text:p>2024-04-15</text:p>
          </table:table-cell>
          <table:table-cell office:value-type="string" calcext:value-type="string">
            <text:p><text:a xlink:href="https://ainfo.cnptia.embrapa.br/digital/bitstream/item/141709/1/Tratamento-utilizacao.pdf" xlink:type="simple">https://ainfo.cnptia.embrapa.br/digital/bitstream/item/141709/1/Tratamento-utilizacao.pdf</text:a></text:p>
            <text:p><text:a xlink:href="https://ainfo.cnptia.embrapa.br/digital/bitstream/item/57060/1/tratamento-de-dejetos-de-aves.pdf" xlink:type="simple">https://ainfo.cnptia.embrapa.br/digital/bitstream/item/57060/1/tratamento-de-dejetos-de-aves.pdf</text:a></text:p>
            <text:p><text:a xlink:href="http://www2.ufac.br/cita/dissertacoes/2020/camila-ferreira-martins-freire.pdf" xlink:type="simple">http://www2.ufac.br/cita/dissertacoes/2020/camila-ferreira-martins-freire.pdf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A 1</text:p>
          </table:table-cell>
          <table:table-cell office:value-type="string" calcext:value-type="string">
            <text:p>Quantidade de esterco gerado pelo animal 1 (cabra) em um mês.</text:p>
          </table:table-cell>
          <table:table-cell office:value-type="string" calcext:value-type="string">
            <text:p>kg / (animal . mês)</text:p>
          </table:table-cell>
          <table:table-cell office:value-type="float" office:value="5.7" calcext:value-type="float">
            <text:p>5,7</text:p>
          </table:table-cell>
          <table:table-cell table:style-name="ce20" office:value-type="date" office:date-value="2024-04-15" calcext:value-type="date">
            <text:p>2024-04-15</text:p>
          </table:table-cell>
          <table:table-cell office:value-type="string" calcext:value-type="string">
            <text:p><text:a xlink:href="https://ainfo.cnptia.embrapa.br/digital/bitstream/item/85867/1/Midia-O-esterco-caprino-e-ovino.pdf" xlink:type="simple">https://ainfo.cnptia.embrapa.br/digital/bitstream/item/85867/1/Midia-O-esterco-caprino-e-ovino.pdf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A 2</text:p>
          </table:table-cell>
          <table:table-cell office:value-type="string" calcext:value-type="string">
            <text:p>Quantidade de esterco gerado pelo animal 2 (codorna) em um mês.</text:p>
          </table:table-cell>
          <table:table-cell office:value-type="string" calcext:value-type="string">
            <text:p>kg / (animal . mês)</text:p>
          </table:table-cell>
          <table:table-cell office:value-type="float" office:value="0.5" calcext:value-type="float">
            <text:p>0,5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calculaagro.com/qual-a-quantidade-de-esterco-uma-codorna-produz-por-mes/" xlink:type="simple">https://www.calculaagro.com/qual-a-quantidade-de-esterco-uma-codorna-produz-por-mes/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A 3</text:p>
          </table:table-cell>
          <table:table-cell office:value-type="string" calcext:value-type="string">
            <text:p>Quantidade de esterco gerado pelo animal 3 (porco) em um mês.</text:p>
          </table:table-cell>
          <table:table-cell office:value-type="string" calcext:value-type="string">
            <text:p>kg / (animal . mês)</text:p>
          </table:table-cell>
          <table:table-cell table:formula="of:=(85.7+49.6+46.9)/12" office:value-type="float" office:value="15.1833333333333" calcext:value-type="float">
            <text:p>15,1833333333333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infoteca.cnptia.embrapa.br/infoteca/bitstream/doc/1117243/1/final9052.pdf" xlink:type="simple">https://www.infoteca.cnptia.embrapa.br/infoteca/bitstream/doc/1117243/1/final9052.pdf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A 4</text:p>
          </table:table-cell>
          <table:table-cell office:value-type="string" calcext:value-type="string">
            <text:p>Quantidade de esterco gerado pelo animal 4 (tilápia) em um mês.</text:p>
          </table:table-cell>
          <table:table-cell office:value-type="string" calcext:value-type="string">
            <text:p>kg / (animal . mês)</text:p>
          </table:table-cell>
          <table:table-cell office:value-type="float" office:value="0" calcext:value-type="float">
            <text:p>0</text:p>
          </table:table-cell>
          <table:table-cell table:style-name="ce20" office:value-type="date" office:date-value="2024-04-16" calcext:value-type="date">
            <text:p>2024-04-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GA 5</text:p>
          </table:table-cell>
          <table:table-cell office:value-type="string" calcext:value-type="string">
            <text:p>Quantidade de esterco gerado pelo animal 5 (pato) em um mês.</text:p>
          </table:table-cell>
          <table:table-cell office:value-type="string" calcext:value-type="string">
            <text:p>kg / (animal . mês)</text:p>
          </table:table-cell>
          <table:table-cell office:value-type="float" office:value="0.1" calcext:value-type="float">
            <office:annotation draw:style-name="gr4" draw:text-style-name="P2" svg:width="2.899cm" svg:height="3.361cm" svg:x="18.6cm" svg:y="41.936cm" draw:caption-point-x="-0.61cm" draw:caption-point-y="1.51cm">
              <dc:date>2024-04-16T00:00:00</dc:date>
              <text:p text:style-name="P1"><text:span text:style-name="T1">Valor aproximado </text:span><text:span text:style-name="T1">tomado das </text:span><text:span text:style-name="T1">galinhas, estudos </text:span><text:span text:style-name="T1">específicos não </text:span><text:span text:style-name="T1">foram </text:span><text:span text:style-name="T1">encontrados.</text:span></text:p>
            </office:annotation>
            <text:p>0,1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://www2.ufac.br/cita/dissertacoes/2020/camila-ferreira-martins-freire.pdf" xlink:type="simple">http://www2.ufac.br/cita/dissertacoes/2020/camila-ferreira-martins-freire.pdf</text:a></text:p>
          </table:table-cell>
          <table:table-cell table:number-columns-repeated="1018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gurança Alimentar" table:style-name="ta1">
        <table:table-column table:style-name="co1" table:default-cell-style-name="ce17"/>
        <table:table-column table:style-name="co8" table:default-cell-style-name="ce17"/>
        <table:table-column table:style-name="co10" table:default-cell-style-name="ce18"/>
        <table:table-column table:style-name="co3" table:default-cell-style-name="ce18"/>
        <table:table-column table:style-name="co3" table:default-cell-style-name="ce17"/>
        <table:table-column table:style-name="co4" table:number-columns-repeated="1019" table:default-cell-style-name="ce17"/>
        <table:table-row table:style-name="ro1">
          <table:table-cell table:style-name="ce16" office:value-type="string" calcext:value-type="string">
            <text:p>Indicador</text:p>
          </table:table-cell>
          <table:table-cell table:style-name="ce16" office:value-type="string" calcext:value-type="string">
            <text:p>Descrição</text:p>
          </table:table-cell>
          <table:table-cell table:style-name="ce16" office:value-type="string" calcext:value-type="string">
            <text:p>Unidade</text:p>
          </table:table-cell>
          <table:table-cell table:style-name="ce16" office:value-type="string" calcext:value-type="string">
            <text:p>Valor</text:p>
          </table:table-cell>
          <table:table-cell table:style-name="ce16" office:value-type="string" calcext:value-type="string">
            <text:p>Data</text:p>
          </table:table-cell>
          <table:table-cell table:style-name="ce16" office:value-type="string" calcext:value-type="string">
            <text:p>Fon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Área total disponível para utilização nas atividades.</text:p>
          </table:table-cell>
          <table:table-cell office:value-type="string" calcext:value-type="string">
            <text:p>m2</text:p>
          </table:table-cell>
          <table:table-cell office:value-type="float" office:value="5000" calcext:value-type="float">
            <text:p>50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rea_mini_batch</text:p>
          </table:table-cell>
          <table:table-cell office:value-type="string" calcext:value-type="string">
            <text:p>Área mínima que pode ser utilizada para uma atividade, tendo como função discretizar a área total disponível.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Quantidade de pessoas na família que moram na propriedade.</text:p>
          </table:table-cell>
          <table:table-cell office:value-type="string" calcext:value-type="string">
            <text:p>pesso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C 0</text:p>
          </table:table-cell>
          <table:table-cell office:value-type="string" calcext:value-type="string">
            <text:p>Necessidade do cultivo vegetal 0 (milho) para a sobrevivência</text:p>
          </table:table-cell>
          <table:table-cell office:value-type="string" calcext:value-type="string">
            <text:p>kg / (mês . pessoa)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C 1</text:p>
          </table:table-cell>
          <table:table-cell office:value-type="string" calcext:value-type="string">
            <text:p>Necessidade do cultivo vegetal 1 (mandioca) para a sobrevivência</text:p>
          </table:table-cell>
          <table:table-cell office:value-type="string" calcext:value-type="string">
            <text:p>kg / (mês . pessoa)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C 2</text:p>
          </table:table-cell>
          <table:table-cell office:value-type="string" calcext:value-type="string">
            <text:p>Necessidade do cultivo vegetal 2 (inhame) para a sobrevivência</text:p>
          </table:table-cell>
          <table:table-cell office:value-type="string" calcext:value-type="string">
            <text:p>kg / (mês . pessoa)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C 3</text:p>
          </table:table-cell>
          <table:table-cell office:value-type="string" calcext:value-type="string">
            <text:p>Necessidade do cultivo vegetal 3 (batata doce) para a sobrevivência</text:p>
          </table:table-cell>
          <table:table-cell office:value-type="string" calcext:value-type="string">
            <text:p>kg / (mês . pessoa)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C 4</text:p>
          </table:table-cell>
          <table:table-cell office:value-type="string" calcext:value-type="string">
            <text:p>Necessidade do cultivo vegetal 4 (couve) para a sobrevivência</text:p>
          </table:table-cell>
          <table:table-cell office:value-type="string" calcext:value-type="string">
            <text:p>molho / (mês . pessoa)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C 5</text:p>
          </table:table-cell>
          <table:table-cell office:value-type="string" calcext:value-type="string">
            <text:p>Necessidade do cultivo vegetal 5 (taioba) para a sobrevivência</text:p>
          </table:table-cell>
          <table:table-cell office:value-type="string" calcext:value-type="string">
            <text:p>molho / (mês . pessoa)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C 6</text:p>
          </table:table-cell>
          <table:table-cell office:value-type="string" calcext:value-type="string">
            <text:p>Necessidade do cultivo vegetal 6 (cana) para a sobrevivência</text:p>
          </table:table-cell>
          <table:table-cell office:value-type="string" calcext:value-type="string">
            <text:p>kg / (mês . pessoa)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C 7</text:p>
          </table:table-cell>
          <table:table-cell office:value-type="string" calcext:value-type="string">
            <text:p>Necessidade do cultivo vegetal 7 (alface) para a sobrevivência</text:p>
          </table:table-cell>
          <table:table-cell office:value-type="string" calcext:value-type="string">
            <text:p>pés / (mês . pessoa)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C 8</text:p>
          </table:table-cell>
          <table:table-cell office:value-type="string" calcext:value-type="string">
            <text:p>Necessidade do cultivo vegetal 8 (arroz) para a sobrevivência</text:p>
          </table:table-cell>
          <table:table-cell office:value-type="string" calcext:value-type="string">
            <text:p>kg / (mês . pessoa)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C 9</text:p>
          </table:table-cell>
          <table:table-cell office:value-type="string" calcext:value-type="string">
            <text:p>Necessidade do cultivo vegetal 9 (feijão) para a sobrevivência</text:p>
          </table:table-cell>
          <table:table-cell office:value-type="string" calcext:value-type="string">
            <text:p>kg / (mês . pessoa)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C 10</text:p>
          </table:table-cell>
          <table:table-cell office:value-type="string" calcext:value-type="string">
            <text:p>Necessidade do cultivo vegetal 10 (amendoim) para a sobrevivência</text:p>
          </table:table-cell>
          <table:table-cell office:value-type="string" calcext:value-type="string">
            <text:p>kg / (mês . pessoa)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C 11</text:p>
          </table:table-cell>
          <table:table-cell office:value-type="string" calcext:value-type="string">
            <text:p>Necessidade do cultivo vegetal 11 (melancia) para a sobrevivência</text:p>
          </table:table-cell>
          <table:table-cell office:value-type="string" calcext:value-type="string">
            <text:p>kg / (mês . pessoa)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C 12</text:p>
          </table:table-cell>
          <table:table-cell office:value-type="string" calcext:value-type="string">
            <text:p>Necessidade do cultivo vegetal 12 (abóbora) para a sobrevivência</text:p>
          </table:table-cell>
          <table:table-cell office:value-type="string" calcext:value-type="string">
            <text:p>kg / (mês . pessoa)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C 13</text:p>
          </table:table-cell>
          <table:table-cell office:value-type="string" calcext:value-type="string">
            <text:p>Necessidade do cultivo vegetal 13 (pimenta) para a sobrevivência</text:p>
          </table:table-cell>
          <table:table-cell office:value-type="string" calcext:value-type="string">
            <text:p>kg / (mês . pessoa)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A 0</text:p>
          </table:table-cell>
          <table:table-cell office:value-type="string" calcext:value-type="string">
            <text:p>Necessidade de carne do animal 0 (galinha) para a sobrevivência</text:p>
          </table:table-cell>
          <table:table-cell office:value-type="string" calcext:value-type="string">
            <text:p>kg / (mês . pessoa)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A 1</text:p>
          </table:table-cell>
          <table:table-cell office:value-type="string" calcext:value-type="string">
            <text:p>Necessidade de carne do animal 1 (cabra) para a sobrevivência</text:p>
          </table:table-cell>
          <table:table-cell office:value-type="string" calcext:value-type="string">
            <text:p>kg / (mês . pessoa)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A 2</text:p>
          </table:table-cell>
          <table:table-cell office:value-type="string" calcext:value-type="string">
            <text:p>Necessidade de carne do animal 2 (codorna) para a sobrevivência</text:p>
          </table:table-cell>
          <table:table-cell office:value-type="string" calcext:value-type="string">
            <text:p>kg / (mês . pessoa)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A 3</text:p>
          </table:table-cell>
          <table:table-cell office:value-type="string" calcext:value-type="string">
            <text:p>Necessidade de carne do animal 3 (porco) para a sobrevivência</text:p>
          </table:table-cell>
          <table:table-cell office:value-type="string" calcext:value-type="string">
            <text:p>kg / (mês . pessoa)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A 4</text:p>
          </table:table-cell>
          <table:table-cell office:value-type="string" calcext:value-type="string">
            <text:p>Necessidade de carne do animal 4 (tilápia) para a sobrevivência</text:p>
          </table:table-cell>
          <table:table-cell office:value-type="string" calcext:value-type="string">
            <text:p>kg / (mês . pessoa)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A 5</text:p>
          </table:table-cell>
          <table:table-cell office:value-type="string" calcext:value-type="string">
            <text:p>Necessidade de carne do animal 5 (pato) para a sobrevivência</text:p>
          </table:table-cell>
          <table:table-cell office:value-type="string" calcext:value-type="string">
            <text:p>kg / (mês . pessoa)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P 0</text:p>
          </table:table-cell>
          <table:table-cell office:value-type="string" calcext:value-type="string">
            <text:p>Necessidade do produto animal 0 (galinha) para a sobrevivência</text:p>
          </table:table-cell>
          <table:table-cell office:value-type="string" calcext:value-type="string">
            <text:p>ovos / (mês . pessoa)</text:p>
          </table:table-cell>
          <table:table-cell table:formula="of:=2*30" office:value-type="float" office:value="60" calcext:value-type="float">
            <text:p>6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P 1</text:p>
          </table:table-cell>
          <table:table-cell office:value-type="string" calcext:value-type="string">
            <text:p>Necessidade do produto animal 1 (cabra) para a sobrevivência</text:p>
          </table:table-cell>
          <table:table-cell office:value-type="string" calcext:value-type="string">
            <text:p>kg leite / (mês . pessoa)</text:p>
          </table:table-cell>
          <table:table-cell table:formula="of:=0.5*30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P 2</text:p>
          </table:table-cell>
          <table:table-cell office:value-type="string" calcext:value-type="string">
            <text:p>Necessidade do produto animal 2 (codorna) para a sobrevivência</text:p>
          </table:table-cell>
          <table:table-cell office:value-type="string" calcext:value-type="string">
            <text:p>ovos / (mês . pessoa)</text:p>
          </table:table-cell>
          <table:table-cell table:formula="of:=5*30" office:value-type="float" office:value="150" calcext:value-type="float">
            <text:p>1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P 3</text:p>
          </table:table-cell>
          <table:table-cell office:value-type="string" calcext:value-type="string">
            <text:p>Necessidade do produto animal 3 (porco) para a sobrevivênc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P 4</text:p>
          </table:table-cell>
          <table:table-cell office:value-type="string" calcext:value-type="string">
            <text:p>Necessidade do produto animal 4 (tilápia) para a sobrevivênc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P 5</text:p>
          </table:table-cell>
          <table:table-cell office:value-type="string" calcext:value-type="string">
            <text:p>Necessidade do produto animal 5 (pato) para a sobrevivência</text:p>
          </table:table-cell>
          <table:table-cell office:value-type="string" calcext:value-type="string">
            <text:p>ovos / (mês . pessoa)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9">00/00/0000</text:date>, <text:time style:data-style-name="N2" text:time-value="12:42:31.29041102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09:16:33.598384849</meta:creation-date>
    <dc:date>2025-06-09T12:58:14.957399345</dc:date>
    <meta:editing-duration>PT9H54M45S</meta:editing-duration>
    <meta:editing-cycles>240</meta:editing-cycles>
    <meta:generator>LibreOffice/24.2.7.2$Linux_X86_64 LibreOffice_project/420$Build-2</meta:generator>
    <meta:document-statistic meta:table-count="4" meta:cell-count="1391" meta:object-count="0"/>
  </office:meta>
</office:document-meta>
</file>